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(cv-lab4) ischoll@ischoll-ThinkPad-X1:~/ETH/MA1/CV/Assignments/Assignment5/exercise5_object_recognition_code/exercise5_object_recognition$ python3 train_cifar10_vgg.py --save_dir=runs</text:p>
      <text:p text:style-name="Standard">RUNDIR: runs/19118</text:p>
      <text:p text:style-name="Standard">[*] PARAM path: runs/19118/params.json</text:p>
      <text:p text:style-name="Standard">[INFO] train set loaded, 45000 samples in total.</text:p>
      <text:p text:style-name="Standard">[INFO] val set loaded, 5000 samples in total.</text:p>
      <text:p text:style-name="Standard">99it [00:30, <text:s/>2.50it/s][Step 99/ Epoch 0] <text:s/>Loss: 2.0145 <text:s/></text:p>
      <text:p text:style-name="Standard">40it [00:03, 11.54it/s]</text:p>
      <text:p text:style-name="Standard">acc: 28.203, 12.28it/s]</text:p>
      <text:p text:style-name="Standard">[*] best model saved</text:p>
      <text:p text:style-name="Standard"/>
      <text:p text:style-name="Standard">199it [01:01, <text:s/>3.84it/s][Step 199/ Epoch 0] <text:s/>Loss: 1.9752 <text:s/></text:p>
      <text:p text:style-name="Standard">40it [00:03, 11.57it/s]</text:p>
      <text:p text:style-name="Standard">acc: 32.823, 12.12it/s]</text:p>
      <text:p text:style-name="Standard">[*] best model saved</text:p>
      <text:p text:style-name="Standard"/>
      <text:p text:style-name="Standard">299it [01:33, <text:s/>3.64it/s][Step 299/ Epoch 0] <text:s/>Loss: 1.8332 <text:s/></text:p>
      <text:p text:style-name="Standard">40it [00:03, 11.11it/s]</text:p>
      <text:p text:style-name="Standard">acc: 38.083, 11.62it/s]</text:p>
      <text:p text:style-name="Standard">[*] best model saved</text:p>
      <text:p text:style-name="Standard"/>
      <text:p text:style-name="Standard">352it [01:53, <text:s/>3.09it/s]</text:p>
      <text:p text:style-name="Standard">47it [00:39, <text:s/>3.26it/s][Step 47/ Epoch 1] <text:s/>Loss: 1.7008 <text:s/></text:p>
      <text:p text:style-name="Standard">40it [00:03, 10.07it/s]</text:p>
      <text:p text:style-name="Standard">acc: 39.163, 10.48it/s]</text:p>
      <text:p text:style-name="Standard">[*] best model saved</text:p>
      <text:p text:style-name="Standard"/>
      <text:p text:style-name="Standard">147it [01:18, <text:s/>2.88it/s][Step 147/ Epoch 1] <text:s/>Loss: 1.6334 <text:s/></text:p>
      <text:p text:style-name="Standard">40it [00:04, <text:s/>9.55it/s]</text:p>
      <text:p text:style-name="Standard">acc: 42.804, 10.20it/s]</text:p>
      <text:p text:style-name="Standard">[*] best model saved</text:p>
      <text:p text:style-name="Standard"/>
      <text:p text:style-name="Standard">247it [01:57, <text:s/>2.96it/s][Step 247/ Epoch 1] <text:s/>Loss: 1.4934 <text:s/></text:p>
      <text:p text:style-name="Standard">40it [00:04, <text:s/>9.46it/s]</text:p>
      <text:p text:style-name="Standard">acc: 46.084, 12.02it/s]</text:p>
      <text:p text:style-name="Standard">[*] best model saved</text:p>
      <text:p text:style-name="Standard"/>
      <text:p text:style-name="Standard">347it [02:34, <text:s/>2.96it/s][Step 347/ Epoch 1] <text:s/>Loss: 1.4755 <text:s/></text:p>
      <text:p text:style-name="Standard">40it [00:04, <text:s/>8.89it/s]</text:p>
      <text:p text:style-name="Standard">acc: 46.944, <text:s/>9.48it/s]</text:p>
      <text:p text:style-name="Standard">[*] best model saved</text:p>
      <text:p text:style-name="Standard"/>
      <text:p text:style-name="Standard">352it [02:40, <text:s/>2.19it/s]</text:p>
      <text:p text:style-name="Standard">95it [00:42, <text:s/>1.34it/s][Step 95/ Epoch 2] <text:s/>Loss: 1.4607 <text:s/></text:p>
      <text:p text:style-name="Standard">40it [00:08, <text:s/>4.96it/s]</text:p>
      <text:p text:style-name="Standard">acc: 46.807, <text:s/>5.20it/s]</text:p>
      <text:p text:style-name="Standard">[*] best model saved</text:p>
      <text:p text:style-name="Standard"/>
      <text:p text:style-name="Standard">195it [01:25, <text:s/>2.98it/s][Step 195/ Epoch 2] <text:s/>Loss: 1.4867 <text:s/></text:p>
      <text:p text:style-name="Standard">40it [00:04, <text:s/>9.16it/s]</text:p>
      <text:p text:style-name="Standard">acc: 49.004, <text:s/>9.78it/s]</text:p>
      <text:p text:style-name="Standard"><text:soft-page-break/>[*] best model saved</text:p>
      <text:p text:style-name="Standard"/>
      <text:p text:style-name="Standard">295it [02:04, <text:s/>2.38it/s][Step 295/ Epoch 2] <text:s/>Loss: 1.4413 <text:s/></text:p>
      <text:p text:style-name="Standard">40it [00:04, <text:s/>9.00it/s]</text:p>
      <text:p text:style-name="Standard">acc: 50.124, <text:s/>9.54it/s]</text:p>
      <text:p text:style-name="Standard">[*] best model saved</text:p>
      <text:p text:style-name="Standard"/>
      <text:p text:style-name="Standard">352it [02:29, <text:s/>2.35it/s]</text:p>
      <text:p text:style-name="Standard">43it [00:14, <text:s/>2.96it/s][Step 43/ Epoch 3] <text:s/>Loss: 1.3733 <text:s/></text:p>
      <text:p text:style-name="Standard">40it [00:05, <text:s/>7.30it/s]</text:p>
      <text:p text:style-name="Standard">acc: 52.245, <text:s/>5.37it/s]</text:p>
      <text:p text:style-name="Standard">[*] best model saved</text:p>
      <text:p text:style-name="Standard"/>
      <text:p text:style-name="Standard">143it [01:04, <text:s/>2.94it/s][Step 143/ Epoch 3] <text:s/>Loss: 1.4942 <text:s/></text:p>
      <text:p text:style-name="Standard">40it [00:04, <text:s/>9.58it/s]</text:p>
      <text:p text:style-name="Standard">acc: 53.384, 10.24it/s]</text:p>
      <text:p text:style-name="Standard">[*] best model saved</text:p>
      <text:p text:style-name="Standard"/>
      <text:p text:style-name="Standard">243it [01:44, <text:s/>2.30it/s][Step 243/ Epoch 3] <text:s/>Loss: 1.3406 <text:s/></text:p>
      <text:p text:style-name="Standard">40it [00:04, <text:s/>9.74it/s]</text:p>
      <text:p text:style-name="Standard">acc: 53.684, 10.06it/s]</text:p>
      <text:p text:style-name="Standard">[*] best model saved</text:p>
      <text:p text:style-name="Standard"/>
      <text:p text:style-name="Standard">343it [02:23, <text:s/>2.84it/s][Step 343/ Epoch 3] <text:s/>Loss: 1.1624 <text:s/></text:p>
      <text:p text:style-name="Standard">40it [00:04, <text:s/>8.82it/s]</text:p>
      <text:p text:style-name="Standard">acc: 54.104, <text:s/>9.49it/s]</text:p>
      <text:p text:style-name="Standard">[*] best model saved</text:p>
      <text:p text:style-name="Standard"/>
      <text:p text:style-name="Standard">352it [02:31, <text:s/>2.33it/s]</text:p>
      <text:p text:style-name="Standard">91it [00:44, <text:s/>2.95it/s][Step 91/ Epoch 4] <text:s/>Loss: 1.3428 <text:s/></text:p>
      <text:p text:style-name="Standard">40it [00:04, <text:s/>8.92it/s]</text:p>
      <text:p text:style-name="Standard">acc: 55.264, <text:s/>8.71it/s]</text:p>
      <text:p text:style-name="Standard">[*] best model saved</text:p>
      <text:p text:style-name="Standard"/>
      <text:p text:style-name="Standard">191it [01:23, <text:s/>2.94it/s][Step 191/ Epoch 4] <text:s/>Loss: 1.4330 <text:s/></text:p>
      <text:p text:style-name="Standard">40it [00:04, <text:s/>8.93it/s]</text:p>
      <text:p text:style-name="Standard">acc: 55.464, <text:s/>9.54it/s]</text:p>
      <text:p text:style-name="Standard">[*] best model saved</text:p>
      <text:p text:style-name="Standard"/>
      <text:p text:style-name="Standard">291it [02:03, <text:s/>2.86it/s][Step 291/ Epoch 4] <text:s/>Loss: 1.2852 <text:s/></text:p>
      <text:p text:style-name="Standard">40it [00:04, <text:s/>9.39it/s]</text:p>
      <text:p text:style-name="Standard">acc: 57.064, 10.03it/s]</text:p>
      <text:p text:style-name="Standard">[*] best model saved</text:p>
      <text:p text:style-name="Standard"/>
      <text:p text:style-name="Standard">352it [02:40, <text:s/>2.19it/s]</text:p>
      <text:p text:style-name="Standard">39it [00:13, <text:s/>2.98it/s][Step 39/ Epoch 5] <text:s/>Loss: 1.4327 <text:s/></text:p>
      <text:p text:style-name="Standard">40it [00:04, <text:s/>9.53it/s]</text:p>
      <text:p text:style-name="Standard">acc: 57.704, 10.06it/s]</text:p>
      <text:p text:style-name="Standard">[*] best model saved</text:p>
      <text:p text:style-name="Standard"/>
      <text:p text:style-name="Standard">139it [00:51, <text:s/>2.93it/s][Step 139/ Epoch 5] <text:s/>Loss: 1.1801 <text:s/></text:p>
      <text:p text:style-name="Standard">40it [00:04, <text:s/>8.86it/s]</text:p>
      <text:p text:style-name="Standard"><text:soft-page-break/>acc: 58.324, <text:s/>9.43it/s]</text:p>
      <text:p text:style-name="Standard">[*] best model saved</text:p>
      <text:p text:style-name="Standard"/>
      <text:p text:style-name="Standard">239it [01:39, <text:s/>1.34it/s][Step 239/ Epoch 5] <text:s/>Loss: 1.1935 <text:s/></text:p>
      <text:p text:style-name="Standard">40it [00:08, <text:s/>4.49it/s]</text:p>
      <text:p text:style-name="Standard">acc: 58.068, <text:s/>5.08it/s]</text:p>
      <text:p text:style-name="Standard">[*] best model saved</text:p>
      <text:p text:style-name="Standard"/>
      <text:p text:style-name="Standard">339it [02:23, <text:s/>2.22it/s][Step 339/ Epoch 5] <text:s/>Loss: 1.1489 <text:s/></text:p>
      <text:p text:style-name="Standard">40it [00:04, <text:s/>9.20it/s]</text:p>
      <text:p text:style-name="Standard">acc: 59.024, 10.17it/s]</text:p>
      <text:p text:style-name="Standard">[*] best model saved</text:p>
      <text:p text:style-name="Standard"/>
      <text:p text:style-name="Standard">352it [02:32, <text:s/>2.31it/s]</text:p>
      <text:p text:style-name="Standard">87it [00:30, <text:s/>2.69it/s][Step 87/ Epoch 6] <text:s/>Loss: 1.2785 <text:s/></text:p>
      <text:p text:style-name="Standard">40it [00:04, <text:s/>9.58it/s]</text:p>
      <text:p text:style-name="Standard">acc: 60.544, 10.11it/s]</text:p>
      <text:p text:style-name="Standard">[*] best model saved</text:p>
      <text:p text:style-name="Standard"/>
      <text:p text:style-name="Standard">187it [01:21, <text:s/>3.06it/s][Step 187/ Epoch 6] <text:s/>Loss: 1.2326 <text:s/></text:p>
      <text:p text:style-name="Standard">40it [00:04, <text:s/>9.86it/s]</text:p>
      <text:p text:style-name="Standard">acc: 59.424, 11.87it/s]</text:p>
      <text:p text:style-name="Standard">[*] best model saved</text:p>
      <text:p text:style-name="Standard"/>
      <text:p text:style-name="Standard">287it [02:00, <text:s/>2.92it/s][Step 287/ Epoch 6] <text:s/>Loss: 1.2458 <text:s/></text:p>
      <text:p text:style-name="Standard">40it [00:04, <text:s/>9.34it/s]</text:p>
      <text:p text:style-name="Standard">acc: 60.984, 12.02it/s]</text:p>
      <text:p text:style-name="Standard">[*] best model saved</text:p>
      <text:p text:style-name="Standard"/>
      <text:p text:style-name="Standard">352it [02:26, <text:s/>2.40it/s]</text:p>
      <text:p text:style-name="Standard">35it [00:12, <text:s/>2.94it/s][Step 35/ Epoch 7] <text:s/>Loss: 1.2283 <text:s/></text:p>
      <text:p text:style-name="Standard">40it [00:04, <text:s/>9.42it/s]</text:p>
      <text:p text:style-name="Standard">acc: 60.184, 10.17it/s]</text:p>
      <text:p text:style-name="Standard">[*] best model saved</text:p>
      <text:p text:style-name="Standard"/>
      <text:p text:style-name="Standard">135it [01:02, <text:s/>3.02it/s][Step 135/ Epoch 7] <text:s/>Loss: 1.0472 <text:s/></text:p>
      <text:p text:style-name="Standard">40it [00:04, <text:s/>9.62it/s]</text:p>
      <text:p text:style-name="Standard">acc: 61.144, 10.74it/s]</text:p>
      <text:p text:style-name="Standard">[*] best model saved</text:p>
      <text:p text:style-name="Standard"/>
      <text:p text:style-name="Standard">235it [01:41, <text:s/>2.98it/s][Step 235/ Epoch 7] <text:s/>Loss: 0.9345 <text:s/></text:p>
      <text:p text:style-name="Standard">40it [00:04, <text:s/>8.80it/s]</text:p>
      <text:p text:style-name="Standard">acc: 62.664, <text:s/>9.30it/s]</text:p>
      <text:p text:style-name="Standard">[*] best model saved</text:p>
      <text:p text:style-name="Standard"/>
      <text:p text:style-name="Standard">335it [02:22, <text:s/>1.54it/s][Step 335/ Epoch 7] <text:s/>Loss: 1.0475 <text:s/></text:p>
      <text:p text:style-name="Standard">40it [00:09, <text:s/>4.02it/s]</text:p>
      <text:p text:style-name="Standard">acc: 63.569, <text:s/>4.47it/s]</text:p>
      <text:p text:style-name="Standard">[*] best model saved</text:p>
      <text:p text:style-name="Standard"/>
      <text:p text:style-name="Standard">352it [02:43, <text:s/>2.15it/s]</text:p>
      <text:p text:style-name="Standard">83it [00:28, <text:s/>2.95it/s][Step 83/ Epoch 8] <text:s/>Loss: 0.9752 <text:s/></text:p>
      <text:p text:style-name="Standard"><text:soft-page-break/>40it [00:04, <text:s/>9.56it/s]</text:p>
      <text:p text:style-name="Standard">acc: 64.904, <text:s/>9.99it/s]</text:p>
      <text:p text:style-name="Standard">[*] best model saved</text:p>
      <text:p text:style-name="Standard"/>
      <text:p text:style-name="Standard">183it [01:07, <text:s/>2.95it/s][Step 183/ Epoch 8] <text:s/>Loss: 1.0501 <text:s/></text:p>
      <text:p text:style-name="Standard">40it [00:04, <text:s/>9.56it/s]</text:p>
      <text:p text:style-name="Standard">acc: 66.004, 11.94it/s]</text:p>
      <text:p text:style-name="Standard">[*] best model saved</text:p>
      <text:p text:style-name="Standard"/>
      <text:p text:style-name="Standard">283it [01:46, <text:s/>2.97it/s][Step 283/ Epoch 8] <text:s/>Loss: 1.1097 <text:s/></text:p>
      <text:p text:style-name="Standard">40it [00:04, <text:s/>8.91it/s]</text:p>
      <text:p text:style-name="Standard">acc: 65.304, <text:s/>9.39it/s]</text:p>
      <text:p text:style-name="Standard">[*] best model saved</text:p>
      <text:p text:style-name="Standard"/>
      <text:p text:style-name="Standard">352it [02:26, <text:s/>2.41it/s]</text:p>
      <text:p text:style-name="Standard">31it [00:10, <text:s/>3.06it/s][Step 31/ Epoch 9] <text:s/>Loss: 1.0775 <text:s/></text:p>
      <text:p text:style-name="Standard">40it [00:04, <text:s/>8.98it/s]</text:p>
      <text:p text:style-name="Standard">acc: 64.384, <text:s/>9.49it/s]</text:p>
      <text:p text:style-name="Standard">[*] best model saved</text:p>
      <text:p text:style-name="Standard"/>
      <text:p text:style-name="Standard">131it [00:48, <text:s/>3.04it/s][Step 131/ Epoch 9] <text:s/>Loss: 1.1375 <text:s/></text:p>
      <text:p text:style-name="Standard">40it [00:04, <text:s/>9.05it/s]</text:p>
      <text:p text:style-name="Standard">acc: 65.844, <text:s/>9.50it/s]</text:p>
      <text:p text:style-name="Standard">[*] best model saved</text:p>
      <text:p text:style-name="Standard"/>
      <text:p text:style-name="Standard">231it [01:26, <text:s/>2.96it/s][Step 231/ Epoch 9] <text:s/>Loss: 1.1397 <text:s/></text:p>
      <text:p text:style-name="Standard">40it [00:04, <text:s/>8.89it/s]</text:p>
      <text:p text:style-name="Standard">acc: 67.004, <text:s/>9.48it/s]</text:p>
      <text:p text:style-name="Standard">[*] best model saved</text:p>
      <text:p text:style-name="Standard"/>
      <text:p text:style-name="Standard">331it [02:17, <text:s/>3.05it/s][Step 331/ Epoch 9] <text:s/>Loss: 0.9781 <text:s/></text:p>
      <text:p text:style-name="Standard">40it [00:04, <text:s/>9.76it/s]</text:p>
      <text:p text:style-name="Standard">acc: 66.304, 10.34it/s]</text:p>
      <text:p text:style-name="Standard">[*] best model saved</text:p>
      <text:p text:style-name="Standard"/>
      <text:p text:style-name="Standard">352it [02:28, <text:s/>2.37it/s]</text:p>
      <text:p text:style-name="Standard">79it [00:27, <text:s/>3.03it/s][Step 79/ Epoch 10] <text:s/>Loss: 1.0984 <text:s/></text:p>
      <text:p text:style-name="Standard">40it [00:04, <text:s/>8.86it/s]</text:p>
      <text:p text:style-name="Standard">acc: 68.624, <text:s/>9.49it/s]</text:p>
      <text:p text:style-name="Standard">[*] best model saved</text:p>
      <text:p text:style-name="Standard"/>
      <text:p text:style-name="Standard">179it [01:05, <text:s/>3.02it/s][Step 179/ Epoch 10] <text:s/>Loss: 1.0377 <text:s/></text:p>
      <text:p text:style-name="Standard">40it [00:04, <text:s/>9.38it/s]</text:p>
      <text:p text:style-name="Standard">acc: 67.404, <text:s/>9.96it/s]</text:p>
      <text:p text:style-name="Standard">[*] best model saved</text:p>
      <text:p text:style-name="Standard"/>
      <text:p text:style-name="Standard">279it [01:55, <text:s/>3.08it/s][Step 279/ Epoch 10] <text:s/>Loss: 0.9652 <text:s/></text:p>
      <text:p text:style-name="Standard">40it [00:04, <text:s/>9.81it/s]</text:p>
      <text:p text:style-name="Standard">acc: 69.944, 10.34it/s]</text:p>
      <text:p text:style-name="Standard">[*] best model saved</text:p>
      <text:p text:style-name="Standard"/>
      <text:p text:style-name="Standard">352it [02:25, <text:s/>2.42it/s]</text:p>
      <text:p text:style-name="Standard"><text:soft-page-break/>27it [00:09, <text:s/>3.05it/s][Step 27/ Epoch 11] <text:s/>Loss: 0.9076 <text:s/></text:p>
      <text:p text:style-name="Standard">40it [00:04, <text:s/>9.70it/s]</text:p>
      <text:p text:style-name="Standard">acc: 69.004, 10.50it/s]</text:p>
      <text:p text:style-name="Standard">[*] best model saved</text:p>
      <text:p text:style-name="Standard"/>
      <text:p text:style-name="Standard">127it [00:49, <text:s/>2.50it/s][Step 127/ Epoch 11] <text:s/>Loss: 0.9550 <text:s/></text:p>
      <text:p text:style-name="Standard">40it [00:04, <text:s/>9.11it/s]</text:p>
      <text:p text:style-name="Standard">acc: 68.824, <text:s/>9.86it/s]</text:p>
      <text:p text:style-name="Standard">[*] best model saved</text:p>
      <text:p text:style-name="Standard"/>
      <text:p text:style-name="Standard">227it [01:27, <text:s/>3.29it/s][Step 227/ Epoch 11] <text:s/>Loss: 1.1610 <text:s/></text:p>
      <text:p text:style-name="Standard">40it [00:03, 10.19it/s]</text:p>
      <text:p text:style-name="Standard">acc: 69.923, 10.68it/s]</text:p>
      <text:p text:style-name="Standard">[*] best model saved</text:p>
      <text:p text:style-name="Standard"/>
      <text:p text:style-name="Standard">327it [02:02, <text:s/>3.30it/s][Step 327/ Epoch 11] <text:s/>Loss: 1.0448 <text:s/></text:p>
      <text:p text:style-name="Standard">40it [00:03, 10.21it/s]</text:p>
      <text:p text:style-name="Standard">acc: 69.963, 12.52it/s]</text:p>
      <text:p text:style-name="Standard">[*] best model saved</text:p>
      <text:p text:style-name="Standard"/>
      <text:p text:style-name="Standard">352it [02:15, <text:s/>2.60it/s]</text:p>
      <text:p text:style-name="Standard">75it [00:25, <text:s/>3.28it/s][Step 75/ Epoch 12] <text:s/>Loss: 0.9466 <text:s/></text:p>
      <text:p text:style-name="Standard">40it [00:03, 10.32it/s]</text:p>
      <text:p text:style-name="Standard">acc: 69.083, 10.94it/s]</text:p>
      <text:p text:style-name="Standard">[*] best model saved</text:p>
      <text:p text:style-name="Standard"/>
      <text:p text:style-name="Standard">175it [00:59, <text:s/>3.29it/s][Step 175/ Epoch 12] <text:s/>Loss: 0.7705 <text:s/></text:p>
      <text:p text:style-name="Standard">40it [00:03, 10.17it/s]</text:p>
      <text:p text:style-name="Standard">acc: 68.943, 12.50it/s]</text:p>
      <text:p text:style-name="Standard">[*] best model saved</text:p>
      <text:p text:style-name="Standard"/>
      <text:p text:style-name="Standard">275it [01:34, <text:s/>3.21it/s][Step 275/ Epoch 12] <text:s/>Loss: 0.9083 <text:s/></text:p>
      <text:p text:style-name="Standard">40it [00:04, 10.00it/s]</text:p>
      <text:p text:style-name="Standard">acc: 70.563, 10.81it/s]</text:p>
      <text:p text:style-name="Standard">[*] best model saved</text:p>
      <text:p text:style-name="Standard"/>
      <text:p text:style-name="Standard">352it [02:02, <text:s/>2.87it/s]</text:p>
      <text:p text:style-name="Standard">23it [00:07, <text:s/>3.20it/s][Step 23/ Epoch 13] <text:s/>Loss: 0.8101 <text:s/></text:p>
      <text:p text:style-name="Standard">40it [00:04, <text:s/>9.76it/s]</text:p>
      <text:p text:style-name="Standard">acc: 69.944, 12.31it/s]</text:p>
      <text:p text:style-name="Standard">[*] best model saved</text:p>
      <text:p text:style-name="Standard"/>
      <text:p text:style-name="Standard">123it [00:42, <text:s/>3.19it/s][Step 123/ Epoch 13] <text:s/>Loss: 0.8588 <text:s/></text:p>
      <text:p text:style-name="Standard">40it [00:04, <text:s/>9.50it/s]</text:p>
      <text:p text:style-name="Standard">acc: 71.244, 10.27it/s]</text:p>
      <text:p text:style-name="Standard">[*] best model saved</text:p>
      <text:p text:style-name="Standard"/>
      <text:p text:style-name="Standard">223it [01:18, <text:s/>2.91it/s][Step 223/ Epoch 13] <text:s/>Loss: 0.8266 <text:s/></text:p>
      <text:p text:style-name="Standard">40it [00:04, <text:s/>9.66it/s]</text:p>
      <text:p text:style-name="Standard">acc: 71.264, 12.02it/s]</text:p>
      <text:p text:style-name="Standard">[*] best model saved</text:p>
      <text:p text:style-name="Standard"/>
      <text:p text:style-name="Standard"><text:soft-page-break/>323it [01:54, <text:s/>3.23it/s][Step 323/ Epoch 13] <text:s/>Loss: 0.9417 <text:s/></text:p>
      <text:p text:style-name="Standard">40it [00:04, <text:s/>9.47it/s]</text:p>
      <text:p text:style-name="Standard">acc: 71.184, 10.13it/s]</text:p>
      <text:p text:style-name="Standard">[*] best model saved</text:p>
      <text:p text:style-name="Standard"/>
      <text:p text:style-name="Standard">352it [02:07, <text:s/>2.76it/s]</text:p>
      <text:p text:style-name="Standard">71it [00:23, <text:s/>3.23it/s][Step 71/ Epoch 14] <text:s/>Loss: 0.8593 <text:s/></text:p>
      <text:p text:style-name="Standard">40it [00:04, <text:s/>9.47it/s]</text:p>
      <text:p text:style-name="Standard">acc: 72.224, 10.06it/s]</text:p>
      <text:p text:style-name="Standard">[*] best model saved</text:p>
      <text:p text:style-name="Standard"/>
      <text:p text:style-name="Standard">171it [01:00, <text:s/>3.20it/s][Step 171/ Epoch 14] <text:s/>Loss: 1.0015 <text:s/></text:p>
      <text:p text:style-name="Standard">40it [00:03, 10.01it/s]</text:p>
      <text:p text:style-name="Standard">acc: 71.763, 12.03it/s]</text:p>
      <text:p text:style-name="Standard">[*] best model saved</text:p>
      <text:p text:style-name="Standard"/>
      <text:p text:style-name="Standard">271it [01:36, <text:s/>3.16it/s][Step 271/ Epoch 14] <text:s/>Loss: 0.8699 <text:s/></text:p>
      <text:p text:style-name="Standard">40it [00:04, <text:s/>9.45it/s]</text:p>
      <text:p text:style-name="Standard">acc: 72.824, 12.00it/s]</text:p>
      <text:p text:style-name="Standard">[*] best model saved</text:p>
      <text:p text:style-name="Standard"/>
      <text:p text:style-name="Standard">352it [02:06, <text:s/>2.78it/s]</text:p>
      <text:p text:style-name="Standard">19it [00:06, <text:s/>3.17it/s][Step 19/ Epoch 15] <text:s/>Loss: 0.7848 <text:s/></text:p>
      <text:p text:style-name="Standard">40it [00:03, 10.08it/s]</text:p>
      <text:p text:style-name="Standard">acc: 72.163, 10.53it/s]</text:p>
      <text:p text:style-name="Standard">[*] best model saved</text:p>
      <text:p text:style-name="Standard"/>
      <text:p text:style-name="Standard">119it [00:41, <text:s/>3.19it/s][Step 119/ Epoch 15] <text:s/>Loss: 0.8110 <text:s/></text:p>
      <text:p text:style-name="Standard">40it [00:04, <text:s/>9.44it/s]</text:p>
      <text:p text:style-name="Standard">acc: 73.624, 10.14it/s]</text:p>
      <text:p text:style-name="Standard">[*] best model saved</text:p>
      <text:p text:style-name="Standard"/>
      <text:p text:style-name="Standard">219it [01:20, <text:s/>3.22it/s][Step 219/ Epoch 15] <text:s/>Loss: 1.0432 <text:s/></text:p>
      <text:p text:style-name="Standard">40it [00:04, <text:s/>9.80it/s]</text:p>
      <text:p text:style-name="Standard">acc: 72.264, 11.89it/s]</text:p>
      <text:p text:style-name="Standard">[*] best model saved</text:p>
      <text:p text:style-name="Standard"/>
      <text:p text:style-name="Standard">319it [01:57, <text:s/>3.19it/s][Step 319/ Epoch 15] <text:s/>Loss: 0.9333 <text:s/></text:p>
      <text:p text:style-name="Standard">40it [00:04, <text:s/>9.90it/s]</text:p>
      <text:p text:style-name="Standard">acc: 72.283, <text:s/>9.96it/s]</text:p>
      <text:p text:style-name="Standard">[*] best model saved</text:p>
      <text:p text:style-name="Standard"/>
      <text:p text:style-name="Standard">352it [02:11, <text:s/>2.67it/s]</text:p>
      <text:p text:style-name="Standard">67it [00:20, <text:s/>3.21it/s][Step 67/ Epoch 16] <text:s/>Loss: 0.9569 <text:s/></text:p>
      <text:p text:style-name="Standard">40it [00:04, <text:s/>9.88it/s]</text:p>
      <text:p text:style-name="Standard">acc: 73.764, 11.69it/s]</text:p>
      <text:p text:style-name="Standard">[*] best model saved</text:p>
      <text:p text:style-name="Standard"/>
      <text:p text:style-name="Standard">167it [00:55, <text:s/>3.21it/s][Step 167/ Epoch 16] <text:s/>Loss: 0.8859 <text:s/></text:p>
      <text:p text:style-name="Standard">40it [00:03, 10.01it/s]</text:p>
      <text:p text:style-name="Standard">acc: 73.503, 12.11it/s]</text:p>
      <text:p text:style-name="Standard">[*] best model saved</text:p>
      <text:p text:style-name="Standard"><text:soft-page-break/></text:p>
      <text:p text:style-name="Standard">267it [01:30, <text:s/>3.18it/s][Step 267/ Epoch 16] <text:s/>Loss: 0.7954 <text:s/></text:p>
      <text:p text:style-name="Standard">40it [00:04, <text:s/>9.68it/s]</text:p>
      <text:p text:style-name="Standard">acc: 73.644, 12.05it/s]</text:p>
      <text:p text:style-name="Standard">[*] best model saved</text:p>
      <text:p text:style-name="Standard"/>
      <text:p text:style-name="Standard">352it [02:02, <text:s/>2.88it/s]</text:p>
      <text:p text:style-name="Standard">15it [00:04, <text:s/>3.28it/s][Step 15/ Epoch 17] <text:s/>Loss: 0.6368 <text:s/></text:p>
      <text:p text:style-name="Standard">40it [00:04, <text:s/>9.97it/s]</text:p>
      <text:p text:style-name="Standard">acc: 74.303, 10.62it/s]</text:p>
      <text:p text:style-name="Standard">[*] best model saved</text:p>
      <text:p text:style-name="Standard"/>
      <text:p text:style-name="Standard">115it [00:44, <text:s/>2.98it/s][Step 115/ Epoch 17] <text:s/>Loss: 0.7182 <text:s/></text:p>
      <text:p text:style-name="Standard">40it [00:04, <text:s/>9.53it/s]</text:p>
      <text:p text:style-name="Standard">acc: 73.624, 12.19it/s]</text:p>
      <text:p text:style-name="Standard">[*] best model saved</text:p>
      <text:p text:style-name="Standard"/>
      <text:p text:style-name="Standard">215it [01:20, <text:s/>3.18it/s][Step 215/ Epoch 17] <text:s/>Loss: 0.8048 <text:s/></text:p>
      <text:p text:style-name="Standard">40it [00:03, 10.00it/s]</text:p>
      <text:p text:style-name="Standard">acc: 73.703, 12.02it/s]</text:p>
      <text:p text:style-name="Standard">[*] best model saved</text:p>
      <text:p text:style-name="Standard"/>
      <text:p text:style-name="Standard">315it [01:55, <text:s/>3.17it/s][Step 315/ Epoch 17] <text:s/>Loss: 0.9426 <text:s/></text:p>
      <text:p text:style-name="Standard">40it [00:03, 10.02it/s]</text:p>
      <text:p text:style-name="Standard">acc: 73.663, 10.53it/s]</text:p>
      <text:p text:style-name="Standard">[*] best model saved</text:p>
      <text:p text:style-name="Standard"/>
      <text:p text:style-name="Standard">352it [02:11, <text:s/>2.68it/s]</text:p>
      <text:p text:style-name="Standard">63it [00:19, <text:s/>3.25it/s][Step 63/ Epoch 18] <text:s/>Loss: 1.0212 <text:s/></text:p>
      <text:p text:style-name="Standard">40it [00:04, <text:s/>9.96it/s]</text:p>
      <text:p text:style-name="Standard">acc: 74.743, 10.38it/s]</text:p>
      <text:p text:style-name="Standard">[*] best model saved</text:p>
      <text:p text:style-name="Standard"/>
      <text:p text:style-name="Standard">163it [00:55, <text:s/>3.20it/s][Step 163/ Epoch 18] <text:s/>Loss: 0.8166 <text:s/></text:p>
      <text:p text:style-name="Standard">40it [00:03, 10.03it/s]</text:p>
      <text:p text:style-name="Standard">acc: 74.343, 10.59it/s]</text:p>
      <text:p text:style-name="Standard">[*] best model saved</text:p>
      <text:p text:style-name="Standard"/>
      <text:p text:style-name="Standard">263it [01:31, <text:s/>3.19it/s][Step 263/ Epoch 18] <text:s/>Loss: 0.9072 <text:s/></text:p>
      <text:p text:style-name="Standard">40it [00:04, <text:s/>9.99it/s]</text:p>
      <text:p text:style-name="Standard">acc: 72.043, 12.05it/s]</text:p>
      <text:p text:style-name="Standard">[*] best model saved</text:p>
      <text:p text:style-name="Standard"/>
      <text:p text:style-name="Standard">352it [02:03, <text:s/>2.85it/s]</text:p>
      <text:p text:style-name="Standard">11it [00:03, <text:s/>3.20it/s][Step 11/ Epoch 19] <text:s/>Loss: 0.5758 <text:s/></text:p>
      <text:p text:style-name="Standard">40it [00:04, <text:s/>9.97it/s]</text:p>
      <text:p text:style-name="Standard">acc: 73.883, 10.03it/s]</text:p>
      <text:p text:style-name="Standard">[*] best model saved</text:p>
      <text:p text:style-name="Standard"/>
      <text:p text:style-name="Standard">111it [00:40, <text:s/>3.19it/s][Step 111/ Epoch 19] <text:s/>Loss: 0.8915 <text:s/></text:p>
      <text:p text:style-name="Standard">40it [00:03, 10.37it/s]</text:p>
      <text:p text:style-name="Standard">acc: 74.003, 10.89it/s]</text:p>
      <text:p text:style-name="Standard"><text:soft-page-break/>[*] best model saved</text:p>
      <text:p text:style-name="Standard"/>
      <text:p text:style-name="Standard">211it [01:15, <text:s/>3.21it/s][Step 211/ Epoch 19] <text:s/>Loss: 0.8113 <text:s/></text:p>
      <text:p text:style-name="Standard">40it [00:04, <text:s/>9.97it/s]</text:p>
      <text:p text:style-name="Standard">acc: 73.943, 12.29it/s]</text:p>
      <text:p text:style-name="Standard">[*] best model saved</text:p>
      <text:p text:style-name="Standard"/>
      <text:p text:style-name="Standard">311it [01:50, <text:s/>3.22it/s][Step 311/ Epoch 19] <text:s/>Loss: 0.7315 <text:s/></text:p>
      <text:p text:style-name="Standard">40it [00:03, 10.03it/s]</text:p>
      <text:p text:style-name="Standard">acc: 75.643, 10.60it/s]</text:p>
      <text:p text:style-name="Standard">[*] best model saved</text:p>
      <text:p text:style-name="Standard"/>
      <text:p text:style-name="Standard">352it [02:07, <text:s/>2.77it/s]</text:p>
      <text:p text:style-name="Standard">59it [00:19, <text:s/>3.16it/s][Step 59/ Epoch 20] <text:s/>Loss: 0.6543 <text:s/></text:p>
      <text:p text:style-name="Standard">40it [00:04, <text:s/>9.50it/s]</text:p>
      <text:p text:style-name="Standard">acc: 76.224, 10.14it/s]</text:p>
      <text:p text:style-name="Standard">[*] best model saved</text:p>
      <text:p text:style-name="Standard"/>
      <text:p text:style-name="Standard">159it [00:54, <text:s/>3.23it/s][Step 159/ Epoch 20] <text:s/>Loss: 0.8563 <text:s/></text:p>
      <text:p text:style-name="Standard">40it [00:04, <text:s/>9.57it/s]</text:p>
      <text:p text:style-name="Standard">acc: 75.924, <text:s/>9.96it/s]</text:p>
      <text:p text:style-name="Standard">[*] best model saved</text:p>
      <text:p text:style-name="Standard"/>
      <text:p text:style-name="Standard">259it [01:31, <text:s/>3.15it/s][Step 259/ Epoch 20] <text:s/>Loss: 0.8821 <text:s/></text:p>
      <text:p text:style-name="Standard">40it [00:04, <text:s/>9.99it/s]</text:p>
      <text:p text:style-name="Standard">acc: 76.323, 10.56it/s]</text:p>
      <text:p text:style-name="Standard">[*] best model saved</text:p>
      <text:p text:style-name="Standard"/>
      <text:p text:style-name="Standard">352it [02:04, <text:s/>2.83it/s]</text:p>
      <text:p text:style-name="Standard">7it [00:02, <text:s/>3.09it/s][Step 7/ Epoch 21] <text:s/>Loss: 0.6870 <text:s/></text:p>
      <text:p text:style-name="Standard">40it [00:04, <text:s/>9.95it/s]</text:p>
      <text:p text:style-name="Standard">acc: 74.623, 12.04it/s]</text:p>
      <text:p text:style-name="Standard">[*] best model saved</text:p>
      <text:p text:style-name="Standard"/>
      <text:p text:style-name="Standard">107it [00:39, <text:s/>3.26it/s][Step 107/ Epoch 21] <text:s/>Loss: 0.6265 <text:s/></text:p>
      <text:p text:style-name="Standard">40it [00:04, <text:s/>9.98it/s]</text:p>
      <text:p text:style-name="Standard">acc: 76.543, 10.53it/s]</text:p>
      <text:p text:style-name="Standard">[*] best model saved</text:p>
      <text:p text:style-name="Standard"/>
      <text:p text:style-name="Standard">207it [01:17, <text:s/>3.11it/s][Step 207/ Epoch 21] <text:s/>Loss: 0.7360 <text:s/></text:p>
      <text:p text:style-name="Standard">40it [00:04, <text:s/>9.49it/s]</text:p>
      <text:p text:style-name="Standard">acc: 76.724, 11.99it/s]</text:p>
      <text:p text:style-name="Standard">[*] best model saved</text:p>
      <text:p text:style-name="Standard"/>
      <text:p text:style-name="Standard">307it [01:54, <text:s/>3.19it/s][Step 307/ Epoch 21] <text:s/>Loss: 0.6522 <text:s/></text:p>
      <text:p text:style-name="Standard">40it [00:03, 10.07it/s]</text:p>
      <text:p text:style-name="Standard">acc: 76.203, 10.57it/s]</text:p>
      <text:p text:style-name="Standard">[*] best model saved</text:p>
      <text:p text:style-name="Standard"/>
      <text:p text:style-name="Standard">352it [02:12, <text:s/>2.65it/s]</text:p>
      <text:p text:style-name="Standard">55it [00:17, <text:s/>3.21it/s][Step 55/ Epoch 22] <text:s/>Loss: 0.6348 <text:s/></text:p>
      <text:p text:style-name="Standard">40it [00:04, <text:s/>9.26it/s]</text:p>
      <text:p text:style-name="Standard"><text:soft-page-break/>acc: 77.124, <text:s/>8.81it/s]</text:p>
      <text:p text:style-name="Standard">[*] best model saved</text:p>
      <text:p text:style-name="Standard"/>
      <text:p text:style-name="Standard">155it [00:52, <text:s/>3.16it/s][Step 155/ Epoch 22] <text:s/>Loss: 0.8478 <text:s/></text:p>
      <text:p text:style-name="Standard">40it [00:04, <text:s/>9.98it/s]</text:p>
      <text:p text:style-name="Standard">acc: 77.143, 10.58it/s]</text:p>
      <text:p text:style-name="Standard">[*] best model saved</text:p>
      <text:p text:style-name="Standard"/>
      <text:p text:style-name="Standard">255it [01:28, <text:s/>3.21it/s][Step 255/ Epoch 22] <text:s/>Loss: 0.7004 <text:s/></text:p>
      <text:p text:style-name="Standard">40it [00:04, <text:s/>9.49it/s]</text:p>
      <text:p text:style-name="Standard">acc: 77.684, 12.27it/s]</text:p>
      <text:p text:style-name="Standard">[*] best model saved</text:p>
      <text:p text:style-name="Standard"/>
      <text:p text:style-name="Standard">352it [02:03, <text:s/>2.86it/s]</text:p>
      <text:p text:style-name="Standard">3it [00:01, <text:s/>2.85it/s][Step 3/ Epoch 23] <text:s/>Loss: 0.6300 <text:s/></text:p>
      <text:p text:style-name="Standard">40it [00:04, <text:s/>9.60it/s]</text:p>
      <text:p text:style-name="Standard">acc: 77.664, <text:s/>9.34it/s]</text:p>
      <text:p text:style-name="Standard">[*] best model saved</text:p>
      <text:p text:style-name="Standard"/>
      <text:p text:style-name="Standard">103it [00:37, <text:s/>3.28it/s][Step 103/ Epoch 23] <text:s/>Loss: 0.7365 <text:s/></text:p>
      <text:p text:style-name="Standard">40it [00:04, <text:s/>9.81it/s]</text:p>
      <text:p text:style-name="Standard">acc: 77.904, 12.26it/s]</text:p>
      <text:p text:style-name="Standard">[*] best model saved</text:p>
      <text:p text:style-name="Standard"/>
      <text:p text:style-name="Standard">203it [01:12, <text:s/>3.21it/s][Step 203/ Epoch 23] <text:s/>Loss: 0.6940 <text:s/></text:p>
      <text:p text:style-name="Standard">40it [00:03, 10.13it/s]</text:p>
      <text:p text:style-name="Standard">acc: 77.343, 12.36it/s]</text:p>
      <text:p text:style-name="Standard">[*] best model saved</text:p>
      <text:p text:style-name="Standard"/>
      <text:p text:style-name="Standard">303it [01:49, <text:s/>2.93it/s][Step 303/ Epoch 23] <text:s/>Loss: 0.6356 <text:s/></text:p>
      <text:p text:style-name="Standard">40it [00:03, 10.01it/s]</text:p>
      <text:p text:style-name="Standard">acc: 76.503, 10.35it/s]</text:p>
      <text:p text:style-name="Standard">[*] best model saved</text:p>
      <text:p text:style-name="Standard"/>
      <text:p text:style-name="Standard">352it [02:10, <text:s/>2.70it/s]</text:p>
      <text:p text:style-name="Standard">51it [00:18, <text:s/>2.32it/s][Step 51/ Epoch 24] <text:s/>Loss: 0.7274 <text:s/></text:p>
      <text:p text:style-name="Standard">40it [00:04, <text:s/>9.40it/s]</text:p>
      <text:p text:style-name="Standard">acc: 77.604, 12.07it/s]</text:p>
      <text:p text:style-name="Standard">[*] best model saved</text:p>
      <text:p text:style-name="Standard"/>
      <text:p text:style-name="Standard">151it [00:55, <text:s/>3.13it/s][Step 151/ Epoch 24] <text:s/>Loss: 0.6557 <text:s/></text:p>
      <text:p text:style-name="Standard">40it [00:04, <text:s/>9.85it/s]</text:p>
      <text:p text:style-name="Standard">acc: 77.244, 10.52it/s]</text:p>
      <text:p text:style-name="Standard">[*] best model saved</text:p>
      <text:p text:style-name="Standard"/>
      <text:p text:style-name="Standard">251it [01:33, <text:s/>3.02it/s][Step 251/ Epoch 24] <text:s/>Loss: 0.6092 <text:s/></text:p>
      <text:p text:style-name="Standard">40it [00:04, <text:s/>9.40it/s]</text:p>
      <text:p text:style-name="Standard">acc: 78.004, <text:s/>9.87it/s]</text:p>
      <text:p text:style-name="Standard">[*] best model saved</text:p>
      <text:p text:style-name="Standard"/>
      <text:p text:style-name="Standard">351it [02:10, <text:s/>3.22it/s][Step 351/ Epoch 24] <text:s/>Loss: 0.5060 <text:s/></text:p>
      <text:p text:style-name="Standard">40it [00:04, <text:s/>9.42it/s]</text:p>
      <text:p text:style-name="Standard"><text:soft-page-break/>acc: 77.924, 11.91it/s]</text:p>
      <text:p text:style-name="Standard">[*] best model saved</text:p>
      <text:p text:style-name="Standard"/>
      <text:p text:style-name="Standard">352it [02:15, <text:s/>2.60it/s]</text:p>
      <text:p text:style-name="Standard">99it [00:31, <text:s/>3.20it/s][Step 99/ Epoch 25] <text:s/>Loss: 0.7315 <text:s/></text:p>
      <text:p text:style-name="Standard">40it [00:04, <text:s/>9.99it/s]</text:p>
      <text:p text:style-name="Standard">acc: 77.603, 10.35it/s]</text:p>
      <text:p text:style-name="Standard">[*] best model saved</text:p>
      <text:p text:style-name="Standard"/>
      <text:p text:style-name="Standard">199it [01:06, <text:s/>3.22it/s][Step 199/ Epoch 25] <text:s/>Loss: 0.6733 <text:s/></text:p>
      <text:p text:style-name="Standard">40it [00:04, <text:s/>9.92it/s]</text:p>
      <text:p text:style-name="Standard">acc: 78.683, 10.05it/s]</text:p>
      <text:p text:style-name="Standard">[*] best model saved</text:p>
      <text:p text:style-name="Standard"/>
      <text:p text:style-name="Standard">299it [01:42, <text:s/>3.26it/s][Step 299/ Epoch 25] <text:s/>Loss: 0.7172 <text:s/></text:p>
      <text:p text:style-name="Standard">40it [00:04, <text:s/>9.98it/s]</text:p>
      <text:p text:style-name="Standard">acc: 78.423, 12.05it/s]</text:p>
      <text:p text:style-name="Standard">[*] best model saved</text:p>
      <text:p text:style-name="Standard"/>
      <text:p text:style-name="Standard">352it [02:03, <text:s/>2.85it/s]</text:p>
      <text:p text:style-name="Standard">47it [00:15, <text:s/>3.23it/s][Step 47/ Epoch 26] <text:s/>Loss: 0.5764 <text:s/></text:p>
      <text:p text:style-name="Standard">40it [00:04, <text:s/>9.91it/s]</text:p>
      <text:p text:style-name="Standard">acc: 76.224, 12.06it/s]</text:p>
      <text:p text:style-name="Standard">[*] best model saved</text:p>
      <text:p text:style-name="Standard"/>
      <text:p text:style-name="Standard">147it [00:52, <text:s/>3.21it/s][Step 147/ Epoch 26] <text:s/>Loss: 0.6087 <text:s/></text:p>
      <text:p text:style-name="Standard">40it [00:04, <text:s/>9.98it/s]</text:p>
      <text:p text:style-name="Standard">acc: 78.063, 12.35it/s]</text:p>
      <text:p text:style-name="Standard">[*] best model saved</text:p>
      <text:p text:style-name="Standard"/>
      <text:p text:style-name="Standard">247it [01:32, <text:s/>3.17it/s][Step 247/ Epoch 26] <text:s/>Loss: 0.6327 <text:s/></text:p>
      <text:p text:style-name="Standard">40it [00:03, 10.09it/s]</text:p>
      <text:p text:style-name="Standard">acc: 79.203, 10.60it/s]</text:p>
      <text:p text:style-name="Standard">[*] best model saved</text:p>
      <text:p text:style-name="Standard"/>
      <text:p text:style-name="Standard">347it [02:10, <text:s/>2.54it/s][Step 347/ Epoch 26] <text:s/>Loss: 0.5564 <text:s/></text:p>
      <text:p text:style-name="Standard">40it [00:04, <text:s/>9.44it/s]</text:p>
      <text:p text:style-name="Standard">acc: 78.324, 12.06it/s]</text:p>
      <text:p text:style-name="Standard">[*] best model saved</text:p>
      <text:p text:style-name="Standard"/>
      <text:p text:style-name="Standard">352it [02:16, <text:s/>2.58it/s]</text:p>
      <text:p text:style-name="Standard">95it [00:32, <text:s/>2.89it/s][Step 95/ Epoch 27] <text:s/>Loss: 0.6869 <text:s/></text:p>
      <text:p text:style-name="Standard">40it [00:03, 10.04it/s]</text:p>
      <text:p text:style-name="Standard">acc: 78.163, 12.12it/s]</text:p>
      <text:p text:style-name="Standard">[*] best model saved</text:p>
      <text:p text:style-name="Standard"/>
      <text:p text:style-name="Standard">195it [01:08, <text:s/>3.20it/s][Step 195/ Epoch 27] <text:s/>Loss: 0.5673 <text:s/></text:p>
      <text:p text:style-name="Standard">40it [00:04, <text:s/>9.99it/s]</text:p>
      <text:p text:style-name="Standard">acc: 78.983, 12.13it/s]</text:p>
      <text:p text:style-name="Standard">[*] best model saved</text:p>
      <text:p text:style-name="Standard"/>
      <text:p text:style-name="Standard">295it [01:46, <text:s/>3.19it/s][Step 295/ Epoch 27] <text:s/>Loss: 0.5633 <text:s/></text:p>
      <text:p text:style-name="Standard"><text:soft-page-break/>40it [00:03, 10.08it/s]</text:p>
      <text:p text:style-name="Standard">acc: 79.623, 10.55it/s]</text:p>
      <text:p text:style-name="Standard">[*] best model saved</text:p>
      <text:p text:style-name="Standard"/>
      <text:p text:style-name="Standard">352it [02:08, <text:s/>2.73it/s]</text:p>
      <text:p text:style-name="Standard">43it [00:15, <text:s/>3.21it/s][Step 43/ Epoch 28] <text:s/>Loss: 0.5260 <text:s/></text:p>
      <text:p text:style-name="Standard">40it [00:03, 10.09it/s]</text:p>
      <text:p text:style-name="Standard">acc: 78.383, 12.12it/s]</text:p>
      <text:p text:style-name="Standard">[*] best model saved</text:p>
      <text:p text:style-name="Standard"/>
      <text:p text:style-name="Standard">143it [00:52, <text:s/>3.17it/s][Step 143/ Epoch 28] <text:s/>Loss: 0.6739 <text:s/></text:p>
      <text:p text:style-name="Standard">40it [00:04, <text:s/>9.22it/s]</text:p>
      <text:p text:style-name="Standard">acc: 79.644, 10.13it/s]</text:p>
      <text:p text:style-name="Standard">[*] best model saved</text:p>
      <text:p text:style-name="Standard"/>
      <text:p text:style-name="Standard">243it [01:28, <text:s/>3.25it/s][Step 243/ Epoch 28] <text:s/>Loss: 0.5025 <text:s/></text:p>
      <text:p text:style-name="Standard">40it [00:04, <text:s/>9.93it/s]</text:p>
      <text:p text:style-name="Standard">acc: 79.183, 10.31it/s]</text:p>
      <text:p text:style-name="Standard">[*] best model saved</text:p>
      <text:p text:style-name="Standard"/>
      <text:p text:style-name="Standard">343it [02:05, <text:s/>3.18it/s][Step 343/ Epoch 28] <text:s/>Loss: 0.4778 <text:s/></text:p>
      <text:p text:style-name="Standard">40it [00:04, <text:s/>9.49it/s]</text:p>
      <text:p text:style-name="Standard">acc: 78.824, 10.03it/s]</text:p>
      <text:p text:style-name="Standard">[*] best model saved</text:p>
      <text:p text:style-name="Standard"/>
      <text:p text:style-name="Standard">352it [02:12, <text:s/>2.66it/s]</text:p>
      <text:p text:style-name="Standard">91it [00:28, <text:s/>3.28it/s][Step 91/ Epoch 29] <text:s/>Loss: 0.6341 <text:s/></text:p>
      <text:p text:style-name="Standard">40it [00:04, <text:s/>9.93it/s]</text:p>
      <text:p text:style-name="Standard">acc: 78.503, 12.08it/s]</text:p>
      <text:p text:style-name="Standard">[*] best model saved</text:p>
      <text:p text:style-name="Standard"/>
      <text:p text:style-name="Standard">191it [01:03, <text:s/>3.26it/s][Step 191/ Epoch 29] <text:s/>Loss: 0.4827 <text:s/></text:p>
      <text:p text:style-name="Standard">40it [00:03, 10.08it/s]</text:p>
      <text:p text:style-name="Standard">acc: 79.243, 10.62it/s]</text:p>
      <text:p text:style-name="Standard">[*] best model saved</text:p>
      <text:p text:style-name="Standard"/>
      <text:p text:style-name="Standard">291it [01:38, <text:s/>3.22it/s][Step 291/ Epoch 29] <text:s/>Loss: 0.6411 <text:s/></text:p>
      <text:p text:style-name="Standard">40it [00:04, <text:s/>9.89it/s]</text:p>
      <text:p text:style-name="Standard">acc: 79.984, 11.63it/s]</text:p>
      <text:p text:style-name="Standard">[*] best model saved</text:p>
      <text:p text:style-name="Standard"/>
      <text:p text:style-name="Standard">352it [02:02, <text:s/>2.88it/s]</text:p>
      <text:p text:style-name="Standard">39it [00:12, <text:s/>3.25it/s][Step 39/ Epoch 30] <text:s/>Loss: 0.6101 <text:s/></text:p>
      <text:p text:style-name="Standard">40it [00:04, <text:s/>9.96it/s]</text:p>
      <text:p text:style-name="Standard">acc: 78.183, 10.48it/s]</text:p>
      <text:p text:style-name="Standard">[*] best model saved</text:p>
      <text:p text:style-name="Standard"/>
      <text:p text:style-name="Standard">139it [00:48, <text:s/>3.22it/s][Step 139/ Epoch 30] <text:s/>Loss: 0.5296 <text:s/></text:p>
      <text:p text:style-name="Standard">40it [00:04, 10.00it/s]</text:p>
      <text:p text:style-name="Standard">acc: 80.083, 10.55it/s]</text:p>
      <text:p text:style-name="Standard">[*] best model saved</text:p>
      <text:p text:style-name="Standard"/>
      <text:p text:style-name="Standard"><text:soft-page-break/>239it [01:27, <text:s/>3.15it/s][Step 239/ Epoch 30] <text:s/>Loss: 0.6964 <text:s/></text:p>
      <text:p text:style-name="Standard">40it [00:04, <text:s/>9.83it/s]</text:p>
      <text:p text:style-name="Standard">acc: 79.424, 11.88it/s]</text:p>
      <text:p text:style-name="Standard">[*] best model saved</text:p>
      <text:p text:style-name="Standard"/>
      <text:p text:style-name="Standard">339it [02:03, <text:s/>3.16it/s][Step 339/ Epoch 30] <text:s/>Loss: 0.4514 <text:s/></text:p>
      <text:p text:style-name="Standard">40it [00:04, <text:s/>9.96it/s]</text:p>
      <text:p text:style-name="Standard">acc: 80.523, 10.59it/s]</text:p>
      <text:p text:style-name="Standard">[*] best model saved</text:p>
      <text:p text:style-name="Standard"/>
      <text:p text:style-name="Standard">352it [02:11, <text:s/>2.69it/s]</text:p>
      <text:p text:style-name="Standard">87it [00:30, <text:s/>3.15it/s][Step 87/ Epoch 31] <text:s/>Loss: 0.6752 <text:s/></text:p>
      <text:p text:style-name="Standard">40it [00:04, <text:s/>9.39it/s]</text:p>
      <text:p text:style-name="Standard">acc: 79.184, 12.10it/s]</text:p>
      <text:p text:style-name="Standard">[*] best model saved</text:p>
      <text:p text:style-name="Standard"/>
      <text:p text:style-name="Standard">187it [01:06, <text:s/>3.25it/s][Step 187/ Epoch 31] <text:s/>Loss: 0.7745 <text:s/></text:p>
      <text:p text:style-name="Standard">40it [00:04, <text:s/>9.48it/s]</text:p>
      <text:p text:style-name="Standard">acc: 80.084, 10.02it/s]</text:p>
      <text:p text:style-name="Standard">[*] best model saved</text:p>
      <text:p text:style-name="Standard"/>
      <text:p text:style-name="Standard">287it [01:43, <text:s/>3.19it/s][Step 287/ Epoch 31] <text:s/>Loss: 0.5029 <text:s/></text:p>
      <text:p text:style-name="Standard">40it [00:04, <text:s/>9.34it/s]</text:p>
      <text:p text:style-name="Standard">acc: 80.464, <text:s/>9.94it/s]</text:p>
      <text:p text:style-name="Standard">[*] best model saved</text:p>
      <text:p text:style-name="Standard"/>
      <text:p text:style-name="Standard">352it [02:08, <text:s/>2.74it/s]</text:p>
      <text:p text:style-name="Standard">35it [00:11, <text:s/>2.81it/s][Step 35/ Epoch 32] <text:s/>Loss: 0.4012 <text:s/></text:p>
      <text:p text:style-name="Standard">40it [00:03, 10.25it/s]</text:p>
      <text:p text:style-name="Standard">acc: 79.003, 10.67it/s]</text:p>
      <text:p text:style-name="Standard">[*] best model saved</text:p>
      <text:p text:style-name="Standard"/>
      <text:p text:style-name="Standard">135it [00:45, <text:s/>3.27it/s][Step 135/ Epoch 32] <text:s/>Loss: 0.4483 <text:s/></text:p>
      <text:p text:style-name="Standard">40it [00:03, 10.01it/s]</text:p>
      <text:p text:style-name="Standard">acc: 80.723, 10.58it/s]</text:p>
      <text:p text:style-name="Standard">[*] best model saved</text:p>
      <text:p text:style-name="Standard"/>
      <text:p text:style-name="Standard">235it [01:20, <text:s/>3.33it/s][Step 235/ Epoch 32] <text:s/>Loss: 0.5231 <text:s/></text:p>
      <text:p text:style-name="Standard">40it [00:03, 10.25it/s]</text:p>
      <text:p text:style-name="Standard">acc: 80.563, 12.56it/s]</text:p>
      <text:p text:style-name="Standard">[*] best model saved</text:p>
      <text:p text:style-name="Standard"/>
      <text:p text:style-name="Standard">335it [01:54, <text:s/>3.26it/s][Step 335/ Epoch 32] <text:s/>Loss: 0.6138 <text:s/></text:p>
      <text:p text:style-name="Standard">40it [00:03, 10.20it/s]</text:p>
      <text:p text:style-name="Standard">acc: 78.763, 12.51it/s]</text:p>
      <text:p text:style-name="Standard">[*] best model saved</text:p>
      <text:p text:style-name="Standard"/>
      <text:p text:style-name="Standard">352it [02:03, <text:s/>2.84it/s]</text:p>
      <text:p text:style-name="Standard">83it [00:26, <text:s/>3.17it/s][Step 83/ Epoch 33] <text:s/>Loss: 0.5224 <text:s/></text:p>
      <text:p text:style-name="Standard">40it [00:04, <text:s/>9.40it/s]</text:p>
      <text:p text:style-name="Standard">acc: 80.984, <text:s/>9.97it/s]</text:p>
      <text:p text:style-name="Standard">[*] best model saved</text:p>
      <text:p text:style-name="Standard"><text:soft-page-break/></text:p>
      <text:p text:style-name="Standard">183it [01:01, <text:s/>3.20it/s][Step 183/ Epoch 33] <text:s/>Loss: 0.4687 <text:s/></text:p>
      <text:p text:style-name="Standard">40it [00:04, <text:s/>9.85it/s]</text:p>
      <text:p text:style-name="Standard">acc: 79.684, 12.05it/s]</text:p>
      <text:p text:style-name="Standard">[*] best model saved</text:p>
      <text:p text:style-name="Standard"/>
      <text:p text:style-name="Standard">283it [01:39, <text:s/>3.15it/s][Step 283/ Epoch 33] <text:s/>Loss: 0.5263 <text:s/></text:p>
      <text:p text:style-name="Standard">40it [00:04, <text:s/>9.93it/s]</text:p>
      <text:p text:style-name="Standard">acc: 79.823, 10.57it/s]</text:p>
      <text:p text:style-name="Standard">[*] best model saved</text:p>
      <text:p text:style-name="Standard"/>
      <text:p text:style-name="Standard">352it [02:06, <text:s/>2.79it/s]</text:p>
      <text:p text:style-name="Standard">31it [00:09, <text:s/>3.20it/s][Step 31/ Epoch 34] <text:s/>Loss: 0.6643 <text:s/></text:p>
      <text:p text:style-name="Standard">40it [00:04, <text:s/>9.37it/s]</text:p>
      <text:p text:style-name="Standard">acc: 80.504, 10.05it/s]</text:p>
      <text:p text:style-name="Standard">[*] best model saved</text:p>
      <text:p text:style-name="Standard"/>
      <text:p text:style-name="Standard">131it [00:46, <text:s/>3.20it/s][Step 131/ Epoch 34] <text:s/>Loss: 0.4376 <text:s/></text:p>
      <text:p text:style-name="Standard">40it [00:04, <text:s/>9.98it/s]</text:p>
      <text:p text:style-name="Standard">acc: 80.743, 10.55it/s]</text:p>
      <text:p text:style-name="Standard">[*] best model saved</text:p>
      <text:p text:style-name="Standard"/>
      <text:p text:style-name="Standard">231it [01:21, <text:s/>3.20it/s][Step 231/ Epoch 34] <text:s/>Loss: 0.6374 <text:s/></text:p>
      <text:p text:style-name="Standard">40it [00:03, 10.07it/s]</text:p>
      <text:p text:style-name="Standard">acc: 81.343, 10.57it/s]</text:p>
      <text:p text:style-name="Standard">[*] best model saved</text:p>
      <text:p text:style-name="Standard"/>
      <text:p text:style-name="Standard">331it [01:57, <text:s/>3.21it/s][Step 331/ Epoch 34] <text:s/>Loss: 0.3825 <text:s/></text:p>
      <text:p text:style-name="Standard">40it [00:04, <text:s/>9.95it/s]</text:p>
      <text:p text:style-name="Standard">acc: 79.523, 10.69it/s]</text:p>
      <text:p text:style-name="Standard">[*] best model saved</text:p>
      <text:p text:style-name="Standard"/>
      <text:p text:style-name="Standard">352it [02:09, <text:s/>2.73it/s]</text:p>
      <text:p text:style-name="Standard">79it [00:25, <text:s/>3.28it/s][Step 79/ Epoch 35] <text:s/>Loss: 0.3586 <text:s/></text:p>
      <text:p text:style-name="Standard">40it [00:03, 10.03it/s]</text:p>
      <text:p text:style-name="Standard">acc: 81.043, 10.53it/s]</text:p>
      <text:p text:style-name="Standard">[*] best model saved</text:p>
      <text:p text:style-name="Standard"/>
      <text:p text:style-name="Standard">179it [00:59, <text:s/>3.29it/s][Step 179/ Epoch 35] <text:s/>Loss: 0.5356 <text:s/></text:p>
      <text:p text:style-name="Standard">40it [00:03, 10.22it/s]</text:p>
      <text:p text:style-name="Standard">acc: 81.303, 10.93it/s]</text:p>
      <text:p text:style-name="Standard">[*] best model saved</text:p>
      <text:p text:style-name="Standard"/>
      <text:p text:style-name="Standard">279it [01:34, <text:s/>3.25it/s][Step 279/ Epoch 35] <text:s/>Loss: 0.3299 <text:s/></text:p>
      <text:p text:style-name="Standard">40it [00:04, <text:s/>9.40it/s]</text:p>
      <text:p text:style-name="Standard">acc: 80.124, <text:s/>9.91it/s]</text:p>
      <text:p text:style-name="Standard">[*] best model saved</text:p>
      <text:p text:style-name="Standard"/>
      <text:p text:style-name="Standard">352it [02:04, <text:s/>2.83it/s]</text:p>
      <text:p text:style-name="Standard">27it [00:08, <text:s/>3.24it/s][Step 27/ Epoch 36] <text:s/>Loss: 0.5335 <text:s/></text:p>
      <text:p text:style-name="Standard">40it [00:03, 10.29it/s]</text:p>
      <text:p text:style-name="Standard">acc: 81.463, 10.67it/s]</text:p>
      <text:p text:style-name="Standard"><text:soft-page-break/>[*] best model saved</text:p>
      <text:p text:style-name="Standard"/>
      <text:p text:style-name="Standard">127it [00:44, <text:s/>3.25it/s][Step 127/ Epoch 36] <text:s/>Loss: 0.4216 <text:s/></text:p>
      <text:p text:style-name="Standard">40it [00:03, 10.29it/s]</text:p>
      <text:p text:style-name="Standard">acc: 81.323, 10.97it/s]</text:p>
      <text:p text:style-name="Standard">[*] best model saved</text:p>
      <text:p text:style-name="Standard"/>
      <text:p text:style-name="Standard">227it [01:19, <text:s/>3.38it/s][Step 227/ Epoch 36] <text:s/>Loss: 0.5015 <text:s/></text:p>
      <text:p text:style-name="Standard">40it [00:03, 10.24it/s]</text:p>
      <text:p text:style-name="Standard">acc: 81.623, 11.03it/s]</text:p>
      <text:p text:style-name="Standard">[*] best model saved</text:p>
      <text:p text:style-name="Standard"/>
      <text:p text:style-name="Standard">327it [01:55, <text:s/>3.28it/s][Step 327/ Epoch 36] <text:s/>Loss: 0.4655 <text:s/></text:p>
      <text:p text:style-name="Standard">40it [00:03, 10.38it/s]</text:p>
      <text:p text:style-name="Standard">acc: 81.943, 12.41it/s]</text:p>
      <text:p text:style-name="Standard">[*] best model saved</text:p>
      <text:p text:style-name="Standard"/>
      <text:p text:style-name="Standard">352it [02:07, <text:s/>2.77it/s]</text:p>
      <text:p text:style-name="Standard">75it [00:23, <text:s/>3.22it/s][Step 75/ Epoch 37] <text:s/>Loss: 0.3500 <text:s/></text:p>
      <text:p text:style-name="Standard">40it [00:04, <text:s/>9.96it/s]</text:p>
      <text:p text:style-name="Standard">acc: 81.663, 10.29it/s]</text:p>
      <text:p text:style-name="Standard">[*] best model saved</text:p>
      <text:p text:style-name="Standard"/>
      <text:p text:style-name="Standard">175it [00:58, <text:s/>3.24it/s][Step 175/ Epoch 37] <text:s/>Loss: 0.6104 <text:s/></text:p>
      <text:p text:style-name="Standard">40it [00:03, 10.12it/s]</text:p>
      <text:p text:style-name="Standard">acc: 81.423, 12.14it/s]</text:p>
      <text:p text:style-name="Standard">[*] best model saved</text:p>
      <text:p text:style-name="Standard"/>
      <text:p text:style-name="Standard">275it [01:36, <text:s/>3.34it/s][Step 275/ Epoch 37] <text:s/>Loss: 0.4526 <text:s/></text:p>
      <text:p text:style-name="Standard">40it [00:03, 10.31it/s]</text:p>
      <text:p text:style-name="Standard">acc: 80.543, 11.00it/s]</text:p>
      <text:p text:style-name="Standard">[*] best model saved</text:p>
      <text:p text:style-name="Standard"/>
      <text:p text:style-name="Standard">352it [02:04, <text:s/>2.82it/s]</text:p>
      <text:p text:style-name="Standard">23it [00:07, <text:s/>3.28it/s][Step 23/ Epoch 38] <text:s/>Loss: 0.3657 <text:s/></text:p>
      <text:p text:style-name="Standard">40it [00:03, 10.05it/s]</text:p>
      <text:p text:style-name="Standard">acc: 81.743, 12.09it/s]</text:p>
      <text:p text:style-name="Standard">[*] best model saved</text:p>
      <text:p text:style-name="Standard"/>
      <text:p text:style-name="Standard">123it [00:41, <text:s/>3.27it/s][Step 123/ Epoch 38] <text:s/>Loss: 0.3176 <text:s/></text:p>
      <text:p text:style-name="Standard">40it [00:04, <text:s/>9.97it/s]</text:p>
      <text:p text:style-name="Standard">acc: 82.363, 12.08it/s]</text:p>
      <text:p text:style-name="Standard">[*] best model saved</text:p>
      <text:p text:style-name="Standard"/>
      <text:p text:style-name="Standard">223it [01:19, <text:s/>3.23it/s][Step 223/ Epoch 38] <text:s/>Loss: 0.4129 <text:s/></text:p>
      <text:p text:style-name="Standard">40it [00:04, <text:s/>9.93it/s]</text:p>
      <text:p text:style-name="Standard">acc: 81.583, 12.15it/s]</text:p>
      <text:p text:style-name="Standard">[*] best model saved</text:p>
      <text:p text:style-name="Standard"/>
      <text:p text:style-name="Standard">323it [01:54, <text:s/>3.26it/s][Step 323/ Epoch 38] <text:s/>Loss: 0.4168 <text:s/></text:p>
      <text:p text:style-name="Standard">40it [00:03, 10.06it/s]</text:p>
      <text:p text:style-name="Standard">acc: 82.063, 10.58it/s]</text:p>
      <text:p text:style-name="Standard"><text:soft-page-break/>[*] best model saved</text:p>
      <text:p text:style-name="Standard"/>
      <text:p text:style-name="Standard">352it [02:07, <text:s/>2.76it/s]</text:p>
      <text:p text:style-name="Standard">71it [00:21, <text:s/>3.29it/s][Step 71/ Epoch 39] <text:s/>Loss: 0.4435 <text:s/></text:p>
      <text:p text:style-name="Standard">40it [00:03, 10.14it/s]</text:p>
      <text:p text:style-name="Standard">acc: 82.603, 10.55it/s]</text:p>
      <text:p text:style-name="Standard">[*] best model saved</text:p>
      <text:p text:style-name="Standard"/>
      <text:p text:style-name="Standard">171it [00:57, <text:s/>3.30it/s][Step 171/ Epoch 39] <text:s/>Loss: 0.5076 <text:s/></text:p>
      <text:p text:style-name="Standard">40it [00:04, <text:s/>9.50it/s]</text:p>
      <text:p text:style-name="Standard">acc: 82.284, <text:s/>9.95it/s]</text:p>
      <text:p text:style-name="Standard">[*] best model saved</text:p>
      <text:p text:style-name="Standard"/>
      <text:p text:style-name="Standard">271it [01:33, <text:s/>3.29it/s][Step 271/ Epoch 39] <text:s/>Loss: 0.4186 <text:s/></text:p>
      <text:p text:style-name="Standard">40it [00:04, <text:s/>9.56it/s]</text:p>
      <text:p text:style-name="Standard">acc: 81.364, 11.95it/s]</text:p>
      <text:p text:style-name="Standard">[*] best model saved</text:p>
      <text:p text:style-name="Standard"/>
      <text:p text:style-name="Standard">352it [02:04, <text:s/>2.83it/s]</text:p>
      <text:p text:style-name="Standard">19it [00:06, <text:s/>2.66it/s][Step 19/ Epoch 40] <text:s/>Loss: 0.6399 <text:s/></text:p>
      <text:p text:style-name="Standard">40it [00:03, 10.17it/s]</text:p>
      <text:p text:style-name="Standard">acc: 80.963, 10.57it/s]</text:p>
      <text:p text:style-name="Standard">[*] best model saved</text:p>
      <text:p text:style-name="Standard"/>
      <text:p text:style-name="Standard">119it [00:42, <text:s/>3.22it/s][Step 119/ Epoch 40] <text:s/>Loss: 0.4680 <text:s/></text:p>
      <text:p text:style-name="Standard">40it [00:03, 10.03it/s]</text:p>
      <text:p text:style-name="Standard">acc: 82.423, 12.14it/s]</text:p>
      <text:p text:style-name="Standard">[*] best model saved</text:p>
      <text:p text:style-name="Standard"/>
      <text:p text:style-name="Standard">219it [01:17, <text:s/>3.27it/s][Step 219/ Epoch 40] <text:s/>Loss: 0.4298 <text:s/></text:p>
      <text:p text:style-name="Standard">40it [00:04, <text:s/>9.27it/s]</text:p>
      <text:p text:style-name="Standard">acc: 81.384, 11.27it/s]</text:p>
      <text:p text:style-name="Standard">[*] best model saved</text:p>
      <text:p text:style-name="Standard"/>
      <text:p text:style-name="Standard">319it [01:52, <text:s/>3.30it/s][Step 319/ Epoch 40] <text:s/>Loss: 0.5071 <text:s/></text:p>
      <text:p text:style-name="Standard">40it [00:03, 10.37it/s]</text:p>
      <text:p text:style-name="Standard">acc: 82.543, 10.94it/s]</text:p>
      <text:p text:style-name="Standard">[*] best model saved</text:p>
      <text:p text:style-name="Standard"/>
      <text:p text:style-name="Standard">352it [02:06, <text:s/>2.78it/s]</text:p>
      <text:p text:style-name="Standard">67it [00:20, <text:s/>3.28it/s][Step 67/ Epoch 41] <text:s/>Loss: 0.3766 <text:s/></text:p>
      <text:p text:style-name="Standard">40it [00:03, 10.51it/s]</text:p>
      <text:p text:style-name="Standard">acc: 82.563, 12.72it/s]</text:p>
      <text:p text:style-name="Standard">[*] best model saved</text:p>
      <text:p text:style-name="Standard"/>
      <text:p text:style-name="Standard">167it [00:55, <text:s/>3.24it/s][Step 167/ Epoch 41] <text:s/>Loss: 0.4255 <text:s/></text:p>
      <text:p text:style-name="Standard">40it [00:03, 10.02it/s]</text:p>
      <text:p text:style-name="Standard">acc: 81.643, 12.10it/s]</text:p>
      <text:p text:style-name="Standard">[*] best model saved</text:p>
      <text:p text:style-name="Standard"/>
      <text:p text:style-name="Standard">267it [01:30, <text:s/>3.10it/s][Step 267/ Epoch 41] <text:s/>Loss: 0.4777 <text:s/></text:p>
      <text:p text:style-name="Standard">40it [00:03, 10.06it/s]</text:p>
      <text:p text:style-name="Standard"><text:soft-page-break/>acc: 82.163, 10.55it/s]</text:p>
      <text:p text:style-name="Standard">[*] best model saved</text:p>
      <text:p text:style-name="Standard"/>
      <text:p text:style-name="Standard">352it [02:04, <text:s/>2.84it/s]</text:p>
      <text:p text:style-name="Standard">15it [00:05, <text:s/>3.34it/s][Step 15/ Epoch 42] <text:s/>Loss: 0.3463 <text:s/></text:p>
      <text:p text:style-name="Standard">40it [00:03, 10.11it/s]</text:p>
      <text:p text:style-name="Standard">acc: 81.823, 12.17it/s]</text:p>
      <text:p text:style-name="Standard">[*] best model saved</text:p>
      <text:p text:style-name="Standard"/>
      <text:p text:style-name="Standard">115it [00:41, <text:s/>3.29it/s][Step 115/ Epoch 42] <text:s/>Loss: 0.5428 <text:s/></text:p>
      <text:p text:style-name="Standard">40it [00:03, 10.13it/s]</text:p>
      <text:p text:style-name="Standard">acc: 82.223, 10.58it/s]</text:p>
      <text:p text:style-name="Standard">[*] best model saved</text:p>
      <text:p text:style-name="Standard"/>
      <text:p text:style-name="Standard">215it [01:15, <text:s/>3.29it/s][Step 215/ Epoch 42] <text:s/>Loss: 0.4050 <text:s/></text:p>
      <text:p text:style-name="Standard">40it [00:04, <text:s/>9.85it/s]</text:p>
      <text:p text:style-name="Standard">acc: 82.404, 11.89it/s]</text:p>
      <text:p text:style-name="Standard">[*] best model saved</text:p>
      <text:p text:style-name="Standard"/>
      <text:p text:style-name="Standard">315it [01:51, <text:s/>3.24it/s][Step 315/ Epoch 42] <text:s/>Loss: 0.3733 <text:s/></text:p>
      <text:p text:style-name="Standard">40it [00:03, 10.07it/s]</text:p>
      <text:p text:style-name="Standard">acc: 81.883, 10.59it/s]</text:p>
      <text:p text:style-name="Standard">[*] best model saved</text:p>
      <text:p text:style-name="Standard"/>
      <text:p text:style-name="Standard">352it [02:08, <text:s/>2.74it/s]</text:p>
      <text:p text:style-name="Standard">63it [00:20, <text:s/>3.14it/s][Step 63/ Epoch 43] <text:s/>Loss: 0.2383 <text:s/></text:p>
      <text:p text:style-name="Standard">40it [00:03, 10.40it/s]</text:p>
      <text:p text:style-name="Standard">acc: 82.243, 11.00it/s]</text:p>
      <text:p text:style-name="Standard">[*] best model saved</text:p>
      <text:p text:style-name="Standard"/>
      <text:p text:style-name="Standard">163it [00:57, <text:s/>3.19it/s][Step 163/ Epoch 43] <text:s/>Loss: 0.3302 <text:s/></text:p>
      <text:p text:style-name="Standard">40it [00:03, 10.12it/s]</text:p>
      <text:p text:style-name="Standard">acc: 81.963, 10.62it/s]</text:p>
      <text:p text:style-name="Standard">[*] best model saved</text:p>
      <text:p text:style-name="Standard"/>
      <text:p text:style-name="Standard">263it [01:32, <text:s/>3.17it/s][Step 263/ Epoch 43] <text:s/>Loss: 0.4687 <text:s/></text:p>
      <text:p text:style-name="Standard">40it [00:04, <text:s/>9.88it/s]</text:p>
      <text:p text:style-name="Standard">acc: 82.684, 12.12it/s]</text:p>
      <text:p text:style-name="Standard">[*] best model saved</text:p>
      <text:p text:style-name="Standard"/>
      <text:p text:style-name="Standard">352it [02:05, <text:s/>2.80it/s]</text:p>
      <text:p text:style-name="Standard">11it [00:03, <text:s/>2.98it/s][Step 11/ Epoch 44] <text:s/>Loss: 0.4110 <text:s/></text:p>
      <text:p text:style-name="Standard">40it [00:04, <text:s/>9.92it/s]</text:p>
      <text:p text:style-name="Standard">acc: 82.604, 12.01it/s]</text:p>
      <text:p text:style-name="Standard">[*] best model saved</text:p>
      <text:p text:style-name="Standard"/>
      <text:p text:style-name="Standard">111it [00:38, <text:s/>3.25it/s][Step 111/ Epoch 44] <text:s/>Loss: 0.2832 <text:s/></text:p>
      <text:p text:style-name="Standard">40it [00:03, 10.10it/s]</text:p>
      <text:p text:style-name="Standard">acc: 82.443, 10.64it/s]</text:p>
      <text:p text:style-name="Standard">[*] best model saved</text:p>
      <text:p text:style-name="Standard"/>
      <text:p text:style-name="Standard">211it [01:15, <text:s/>3.19it/s][Step 211/ Epoch 44] <text:s/>Loss: 0.3117 <text:s/></text:p>
      <text:p text:style-name="Standard"><text:soft-page-break/>40it [00:04, <text:s/>9.38it/s]</text:p>
      <text:p text:style-name="Standard">acc: 82.584, <text:s/>9.85it/s]</text:p>
      <text:p text:style-name="Standard">[*] best model saved</text:p>
      <text:p text:style-name="Standard"/>
      <text:p text:style-name="Standard">311it [01:51, <text:s/>3.28it/s][Step 311/ Epoch 44] <text:s/>Loss: 0.3188 <text:s/></text:p>
      <text:p text:style-name="Standard">40it [00:03, 10.06it/s]</text:p>
      <text:p text:style-name="Standard">acc: 82.743, 12.15it/s]</text:p>
      <text:p text:style-name="Standard">[*] best model saved</text:p>
      <text:p text:style-name="Standard"/>
      <text:p text:style-name="Standard">352it [02:09, <text:s/>2.73it/s]</text:p>
      <text:p text:style-name="Standard">59it [00:21, <text:s/>3.21it/s][Step 59/ Epoch 45] <text:s/>Loss: 0.3309 <text:s/></text:p>
      <text:p text:style-name="Standard">40it [00:04, <text:s/>9.37it/s]</text:p>
      <text:p text:style-name="Standard">acc: 82.104, <text:s/>9.89it/s]</text:p>
      <text:p text:style-name="Standard">[*] best model saved</text:p>
      <text:p text:style-name="Standard"/>
      <text:p text:style-name="Standard">159it [00:58, <text:s/>3.16it/s][Step 159/ Epoch 45] <text:s/>Loss: 0.4844 <text:s/></text:p>
      <text:p text:style-name="Standard">40it [00:04, <text:s/>9.74it/s]</text:p>
      <text:p text:style-name="Standard">acc: 82.524, 11.71it/s]</text:p>
      <text:p text:style-name="Standard">[*] best model saved</text:p>
      <text:p text:style-name="Standard"/>
      <text:p text:style-name="Standard">259it [01:34, <text:s/>3.14it/s][Step 259/ Epoch 45] <text:s/>Loss: 0.3727 <text:s/></text:p>
      <text:p text:style-name="Standard">40it [00:04, <text:s/>9.38it/s]</text:p>
      <text:p text:style-name="Standard">acc: 82.944, <text:s/>9.89it/s]</text:p>
      <text:p text:style-name="Standard">[*] best model saved</text:p>
      <text:p text:style-name="Standard"/>
      <text:p text:style-name="Standard">352it [02:08, <text:s/>2.74it/s]</text:p>
      <text:p text:style-name="Standard">7it [00:02, <text:s/>3.21it/s][Step 7/ Epoch 46] <text:s/>Loss: 0.3640 <text:s/></text:p>
      <text:p text:style-name="Standard">40it [00:04, <text:s/>9.43it/s]</text:p>
      <text:p text:style-name="Standard">acc: 82.884, 11.85it/s]</text:p>
      <text:p text:style-name="Standard">[*] best model saved</text:p>
      <text:p text:style-name="Standard"/>
      <text:p text:style-name="Standard">107it [00:37, <text:s/>3.27it/s][Step 107/ Epoch 46] <text:s/>Loss: 0.4362 <text:s/></text:p>
      <text:p text:style-name="Standard">40it [00:04, <text:s/>9.38it/s]</text:p>
      <text:p text:style-name="Standard">acc: 82.704, <text:s/>9.89it/s]</text:p>
      <text:p text:style-name="Standard">[*] best model saved</text:p>
      <text:p text:style-name="Standard"/>
      <text:p text:style-name="Standard">207it [01:13, <text:s/>3.16it/s][Step 207/ Epoch 46] <text:s/>Loss: 0.3378 <text:s/></text:p>
      <text:p text:style-name="Standard">40it [00:04, <text:s/>9.63it/s]</text:p>
      <text:p text:style-name="Standard">acc: 83.084, 10.09it/s]</text:p>
      <text:p text:style-name="Standard">[*] best model saved</text:p>
      <text:p text:style-name="Standard"/>
      <text:p text:style-name="Standard">307it [01:50, <text:s/>3.25it/s][Step 307/ Epoch 46] <text:s/>Loss: 0.3473 <text:s/></text:p>
      <text:p text:style-name="Standard">40it [00:04, <text:s/>9.42it/s]</text:p>
      <text:p text:style-name="Standard">acc: 82.384, <text:s/>9.97it/s]</text:p>
      <text:p text:style-name="Standard">[*] best model saved</text:p>
      <text:p text:style-name="Standard"/>
      <text:p text:style-name="Standard">352it [02:08, <text:s/>2.73it/s]</text:p>
      <text:p text:style-name="Standard">55it [00:17, <text:s/>3.26it/s][Step 55/ Epoch 47] <text:s/>Loss: 0.3527 <text:s/></text:p>
      <text:p text:style-name="Standard">40it [00:04, <text:s/>9.37it/s]</text:p>
      <text:p text:style-name="Standard">acc: 82.944, <text:s/>9.91it/s]</text:p>
      <text:p text:style-name="Standard">[*] best model saved</text:p>
      <text:p text:style-name="Standard"/>
      <text:p text:style-name="Standard"><text:soft-page-break/>155it [00:53, <text:s/>3.22it/s][Step 155/ Epoch 47] <text:s/>Loss: 0.4264 <text:s/></text:p>
      <text:p text:style-name="Standard">40it [00:03, 10.16it/s]</text:p>
      <text:p text:style-name="Standard">acc: 82.703, 10.63it/s]</text:p>
      <text:p text:style-name="Standard">[*] best model saved</text:p>
      <text:p text:style-name="Standard"/>
      <text:p text:style-name="Standard">255it [01:29, <text:s/>3.19it/s][Step 255/ Epoch 47] <text:s/>Loss: 0.3168 <text:s/></text:p>
      <text:p text:style-name="Standard">40it [00:03, 10.16it/s]</text:p>
      <text:p text:style-name="Standard">acc: 83.003, 12.14it/s]</text:p>
      <text:p text:style-name="Standard">[*] best model saved</text:p>
      <text:p text:style-name="Standard"/>
      <text:p text:style-name="Standard">352it [02:03, <text:s/>2.85it/s]</text:p>
      <text:p text:style-name="Standard">3it [00:01, <text:s/>2.63it/s][Step 3/ Epoch 48] <text:s/>Loss: 0.3493 <text:s/></text:p>
      <text:p text:style-name="Standard">40it [00:03, 10.09it/s]</text:p>
      <text:p text:style-name="Standard">acc: 81.863, 10.56it/s]</text:p>
      <text:p text:style-name="Standard">[*] best model saved</text:p>
      <text:p text:style-name="Standard"/>
      <text:p text:style-name="Standard">103it [00:38, <text:s/>3.23it/s][Step 103/ Epoch 48] <text:s/>Loss: 0.4335 <text:s/></text:p>
      <text:p text:style-name="Standard">40it [00:03, 10.04it/s]</text:p>
      <text:p text:style-name="Standard">acc: 83.323, 10.59it/s]</text:p>
      <text:p text:style-name="Standard">[*] best model saved</text:p>
      <text:p text:style-name="Standard"/>
      <text:p text:style-name="Standard">203it [01:14, <text:s/>3.19it/s][Step 203/ Epoch 48] <text:s/>Loss: 0.3313 <text:s/></text:p>
      <text:p text:style-name="Standard">40it [00:03, 10.02it/s]</text:p>
      <text:p text:style-name="Standard">acc: 83.143, 12.10it/s]</text:p>
      <text:p text:style-name="Standard">[*] best model saved</text:p>
      <text:p text:style-name="Standard"/>
      <text:p text:style-name="Standard">303it [01:49, <text:s/>3.30it/s][Step 303/ Epoch 48] <text:s/>Loss: 0.4049 <text:s/></text:p>
      <text:p text:style-name="Standard">40it [00:04, <text:s/>9.99it/s]</text:p>
      <text:p text:style-name="Standard">acc: 82.843, 12.07it/s]</text:p>
      <text:p text:style-name="Standard">[*] best model saved</text:p>
      <text:p text:style-name="Standard"/>
      <text:p text:style-name="Standard">352it [02:09, <text:s/>2.72it/s]</text:p>
      <text:p text:style-name="Standard">51it [00:16, <text:s/>3.24it/s][Step 51/ Epoch 49] <text:s/>Loss: 0.3815 <text:s/></text:p>
      <text:p text:style-name="Standard">40it [00:03, 10.03it/s]</text:p>
      <text:p text:style-name="Standard">acc: 82.963, 12.06it/s]</text:p>
      <text:p text:style-name="Standard">[*] best model saved</text:p>
      <text:p text:style-name="Standard"/>
      <text:p text:style-name="Standard">151it [00:52, <text:s/>3.24it/s][Step 151/ Epoch 49] <text:s/>Loss: 0.3947 <text:s/></text:p>
      <text:p text:style-name="Standard">40it [00:03, 10.13it/s]</text:p>
      <text:p text:style-name="Standard">acc: 83.243, 10.64it/s]</text:p>
      <text:p text:style-name="Standard">[*] best model saved</text:p>
      <text:p text:style-name="Standard"/>
      <text:p text:style-name="Standard">251it [01:30, <text:s/>2.09it/s][Step 251/ Epoch 49] <text:s/>Loss: 0.2610 <text:s/></text:p>
      <text:p text:style-name="Standard">40it [00:04, <text:s/>9.76it/s]</text:p>
      <text:p text:style-name="Standard">acc: 83.624, 11.57it/s]</text:p>
      <text:p text:style-name="Standard">[*] best model saved</text:p>
      <text:p text:style-name="Standard"/>
      <text:p text:style-name="Standard">351it [02:05, <text:s/>3.36it/s][Step 351/ Epoch 49] <text:s/>Loss: 0.4848 <text:s/></text:p>
      <text:p text:style-name="Standard">40it [00:03, 10.06it/s]</text:p>
      <text:p text:style-name="Standard">acc: 83.263, 10.48it/s]</text:p>
      <text:p text:style-name="Standard">[*] best model saved</text:p>
      <text:p text:style-name="Standard"/>
      <text:p text:style-name="Standard"><text:soft-page-break/>352it [02:10, <text:s/>2.70it/s]</text:p>
      <text:p text:style-name="Standard">99it [00:30, <text:s/>3.22it/s][Step 99/ Epoch 50] <text:s/>Loss: 0.4386 <text:s/></text:p>
      <text:p text:style-name="Standard">40it [00:04, <text:s/>9.48it/s]</text:p>
      <text:p text:style-name="Standard">acc: 83.904, 12.14it/s]</text:p>
      <text:p text:style-name="Standard">[*] best model saved</text:p>
      <text:p text:style-name="Standard"/>
      <text:p text:style-name="Standard">199it [01:06, <text:s/>3.26it/s][Step 199/ Epoch 50] <text:s/>Loss: 0.4082 <text:s/></text:p>
      <text:p text:style-name="Standard">40it [00:04, <text:s/>9.84it/s]</text:p>
      <text:p text:style-name="Standard">acc: 83.744, 11.74it/s]</text:p>
      <text:p text:style-name="Standard">[*] best model saved</text:p>
      <text:p text:style-name="Standard"/>
      <text:p text:style-name="Standard">299it [01:42, <text:s/>3.23it/s][Step 299/ Epoch 50] <text:s/>Loss: 0.3070 <text:s/></text:p>
      <text:p text:style-name="Standard">40it [00:03, 10.08it/s]</text:p>
      <text:p text:style-name="Standard">acc: 83.523, 10.58it/s]</text:p>
      <text:p text:style-name="Standard">[*] best model saved</text:p>
      <text:p text:style-name="Standard"/>
      <text:p text:style-name="Standard">352it [02:03, <text:s/>2.85it/s]</text:p>
      <text:p text:style-name="Standard">47it [00:15, <text:s/>3.00it/s][Step 47/ Epoch 51] <text:s/>Loss: 0.3414 <text:s/></text:p>
      <text:p text:style-name="Standard">40it [00:03, 10.09it/s]</text:p>
      <text:p text:style-name="Standard">acc: 83.683, 10.52it/s]</text:p>
      <text:p text:style-name="Standard">[*] best model saved</text:p>
      <text:p text:style-name="Standard"/>
      <text:p text:style-name="Standard">147it [00:51, <text:s/>3.27it/s][Step 147/ Epoch 51] <text:s/>Loss: 0.3363 <text:s/></text:p>
      <text:p text:style-name="Standard">40it [00:03, 10.05it/s]</text:p>
      <text:p text:style-name="Standard">acc: 82.683, 10.60it/s]</text:p>
      <text:p text:style-name="Standard">[*] best model saved</text:p>
      <text:p text:style-name="Standard"/>
      <text:p text:style-name="Standard">247it [01:29, <text:s/>3.20it/s][Step 247/ Epoch 51] <text:s/>Loss: 0.4907 <text:s/></text:p>
      <text:p text:style-name="Standard">40it [00:03, 10.04it/s]</text:p>
      <text:p text:style-name="Standard">acc: 83.163, 10.61it/s]</text:p>
      <text:p text:style-name="Standard">[*] best model saved</text:p>
      <text:p text:style-name="Standard"/>
      <text:p text:style-name="Standard">347it [02:05, <text:s/>3.29it/s][Step 347/ Epoch 51] <text:s/>Loss: 0.2449 <text:s/></text:p>
      <text:p text:style-name="Standard">40it [00:03, 10.15it/s]</text:p>
      <text:p text:style-name="Standard">acc: 84.043, 12.20it/s]</text:p>
      <text:p text:style-name="Standard">[*] best model saved</text:p>
      <text:p text:style-name="Standard"/>
      <text:p text:style-name="Standard">352it [02:11, <text:s/>2.68it/s]</text:p>
      <text:p text:style-name="Standard">95it [00:30, <text:s/>3.26it/s][Step 95/ Epoch 52] <text:s/>Loss: 0.3212 <text:s/></text:p>
      <text:p text:style-name="Standard">40it [00:04, <text:s/>9.45it/s]</text:p>
      <text:p text:style-name="Standard">acc: 83.264, 10.03it/s]</text:p>
      <text:p text:style-name="Standard">[*] best model saved</text:p>
      <text:p text:style-name="Standard"/>
      <text:p text:style-name="Standard">195it [01:05, <text:s/>3.30it/s][Step 195/ Epoch 52] <text:s/>Loss: 0.4543 <text:s/></text:p>
      <text:p text:style-name="Standard">40it [00:04, <text:s/>9.98it/s]</text:p>
      <text:p text:style-name="Standard">acc: 83.523, 12.18it/s]</text:p>
      <text:p text:style-name="Standard">[*] best model saved</text:p>
      <text:p text:style-name="Standard"/>
      <text:p text:style-name="Standard">295it [01:41, <text:s/>3.26it/s][Step 295/ Epoch 52] <text:s/>Loss: 0.3820 <text:s/></text:p>
      <text:p text:style-name="Standard">40it [00:03, 10.14it/s]</text:p>
      <text:p text:style-name="Standard">acc: 83.483, 12.07it/s]</text:p>
      <text:p text:style-name="Standard">[*] best model saved</text:p>
      <text:p text:style-name="Standard"><text:soft-page-break/></text:p>
      <text:p text:style-name="Standard">352it [02:03, <text:s/>2.85it/s]</text:p>
      <text:p text:style-name="Standard">43it [00:13, <text:s/>3.27it/s][Step 43/ Epoch 53] <text:s/>Loss: 0.3821 <text:s/></text:p>
      <text:p text:style-name="Standard">40it [00:03, 10.15it/s]</text:p>
      <text:p text:style-name="Standard">acc: 84.403, 10.66it/s]</text:p>
      <text:p text:style-name="Standard">[*] best model saved</text:p>
      <text:p text:style-name="Standard"/>
      <text:p text:style-name="Standard">143it [00:49, <text:s/>3.18it/s][Step 143/ Epoch 53] <text:s/>Loss: 0.3805 <text:s/></text:p>
      <text:p text:style-name="Standard">40it [00:04, <text:s/>9.39it/s]</text:p>
      <text:p text:style-name="Standard">acc: 84.064, 10.04it/s]</text:p>
      <text:p text:style-name="Standard">[*] best model saved</text:p>
      <text:p text:style-name="Standard"/>
      <text:p text:style-name="Standard">243it [01:26, <text:s/>3.21it/s][Step 243/ Epoch 53] <text:s/>Loss: 0.3933 <text:s/></text:p>
      <text:p text:style-name="Standard">40it [00:04, <text:s/>9.42it/s]</text:p>
      <text:p text:style-name="Standard">acc: 83.424, 10.12it/s]</text:p>
      <text:p text:style-name="Standard">[*] best model saved</text:p>
      <text:p text:style-name="Standard"/>
      <text:p text:style-name="Standard">343it [02:01, <text:s/>3.28it/s][Step 343/ Epoch 53] <text:s/>Loss: 0.3199 <text:s/></text:p>
      <text:p text:style-name="Standard">40it [00:03, 10.02it/s]</text:p>
      <text:p text:style-name="Standard">acc: 83.603, 11.99it/s]</text:p>
      <text:p text:style-name="Standard">[*] best model saved</text:p>
      <text:p text:style-name="Standard"/>
      <text:p text:style-name="Standard">352it [02:08, <text:s/>2.75it/s]</text:p>
      <text:p text:style-name="Standard">91it [00:36, <text:s/>3.21it/s][Step 91/ Epoch 54] <text:s/>Loss: 0.2664 <text:s/></text:p>
      <text:p text:style-name="Standard">40it [00:03, 10.07it/s]</text:p>
      <text:p text:style-name="Standard">acc: 83.563, 10.60it/s]</text:p>
      <text:p text:style-name="Standard">[*] best model saved</text:p>
      <text:p text:style-name="Standard"/>
      <text:p text:style-name="Standard">191it [01:13, <text:s/>3.25it/s][Step 191/ Epoch 54] <text:s/>Loss: 0.2920 <text:s/></text:p>
      <text:p text:style-name="Standard">40it [00:03, 10.19it/s]</text:p>
      <text:p text:style-name="Standard">acc: 83.483, 10.62it/s]</text:p>
      <text:p text:style-name="Standard">[*] best model saved</text:p>
      <text:p text:style-name="Standard"/>
      <text:p text:style-name="Standard">291it [01:49, <text:s/>3.20it/s][Step 291/ Epoch 54] <text:s/>Loss: 0.3284 <text:s/></text:p>
      <text:p text:style-name="Standard">40it [00:04, <text:s/>9.78it/s]</text:p>
      <text:p text:style-name="Standard">acc: 83.424, 12.11it/s]</text:p>
      <text:p text:style-name="Standard">[*] best model saved</text:p>
      <text:p text:style-name="Standard"/>
      <text:p text:style-name="Standard">352it [02:13, <text:s/>2.63it/s]</text:p>
      <text:p text:style-name="Standard">39it [00:12, <text:s/>3.18it/s][Step 39/ Epoch 55] <text:s/>Loss: 0.2445 <text:s/></text:p>
      <text:p text:style-name="Standard">40it [00:04, <text:s/>9.48it/s]</text:p>
      <text:p text:style-name="Standard">acc: 82.804, 10.09it/s]</text:p>
      <text:p text:style-name="Standard">[*] best model saved</text:p>
      <text:p text:style-name="Standard"/>
      <text:p text:style-name="Standard">139it [00:51, <text:s/>2.74it/s][Step 139/ Epoch 55] <text:s/>Loss: 0.1922 <text:s/></text:p>
      <text:p text:style-name="Standard">40it [00:03, 10.26it/s]</text:p>
      <text:p text:style-name="Standard">acc: 83.183, 12.17it/s]</text:p>
      <text:p text:style-name="Standard">[*] best model saved</text:p>
      <text:p text:style-name="Standard"/>
      <text:p text:style-name="Standard">239it [01:27, <text:s/>3.31it/s][Step 239/ Epoch 55] <text:s/>Loss: 0.4411 <text:s/></text:p>
      <text:p text:style-name="Standard">40it [00:03, 10.10it/s]</text:p>
      <text:p text:style-name="Standard">acc: 83.523, 12.34it/s]</text:p>
      <text:p text:style-name="Standard"><text:soft-page-break/>[*] best model saved</text:p>
      <text:p text:style-name="Standard"/>
      <text:p text:style-name="Standard">339it [02:02, <text:s/>3.22it/s][Step 339/ Epoch 55] <text:s/>Loss: 0.3690 <text:s/></text:p>
      <text:p text:style-name="Standard">40it [00:03, 10.07it/s]</text:p>
      <text:p text:style-name="Standard">acc: 83.183, 10.60it/s]</text:p>
      <text:p text:style-name="Standard">[*] best model saved</text:p>
      <text:p text:style-name="Standard"/>
      <text:p text:style-name="Standard">352it [02:10, <text:s/>2.71it/s]</text:p>
      <text:p text:style-name="Standard">87it [00:27, <text:s/>3.19it/s][Step 87/ Epoch 56] <text:s/>Loss: 0.2649 <text:s/></text:p>
      <text:p text:style-name="Standard">40it [00:04, <text:s/>9.73it/s]</text:p>
      <text:p text:style-name="Standard">acc: 83.864, 11.93it/s]</text:p>
      <text:p text:style-name="Standard">[*] best model saved</text:p>
      <text:p text:style-name="Standard"/>
      <text:p text:style-name="Standard">187it [01:02, <text:s/>3.26it/s][Step 187/ Epoch 56] <text:s/>Loss: 0.2758 <text:s/></text:p>
      <text:p text:style-name="Standard">40it [00:03, 10.01it/s]</text:p>
      <text:p text:style-name="Standard">acc: 83.263, 10.58it/s]</text:p>
      <text:p text:style-name="Standard">[*] best model saved</text:p>
      <text:p text:style-name="Standard"/>
      <text:p text:style-name="Standard">287it [01:40, <text:s/>3.10it/s][Step 287/ Epoch 56] <text:s/>Loss: 0.3521 <text:s/></text:p>
      <text:p text:style-name="Standard">40it [00:04, <text:s/>9.42it/s]</text:p>
      <text:p text:style-name="Standard">acc: 83.944, 10.05it/s]</text:p>
      <text:p text:style-name="Standard">[*] best model saved</text:p>
      <text:p text:style-name="Standard"/>
      <text:p text:style-name="Standard">352it [02:04, <text:s/>2.82it/s]</text:p>
      <text:p text:style-name="Standard">35it [00:10, <text:s/>3.33it/s][Step 35/ Epoch 57] <text:s/>Loss: 0.2574 <text:s/></text:p>
      <text:p text:style-name="Standard">40it [00:04, 10.00it/s]</text:p>
      <text:p text:style-name="Standard">acc: 84.023, 10.44it/s]</text:p>
      <text:p text:style-name="Standard">[*] best model saved</text:p>
      <text:p text:style-name="Standard"/>
      <text:p text:style-name="Standard">135it [00:46, <text:s/>3.29it/s][Step 135/ Epoch 57] <text:s/>Loss: 0.4852 <text:s/></text:p>
      <text:p text:style-name="Standard">40it [00:03, 10.02it/s]</text:p>
      <text:p text:style-name="Standard">acc: 83.183, 10.53it/s]</text:p>
      <text:p text:style-name="Standard">[*] best model saved</text:p>
      <text:p text:style-name="Standard"/>
      <text:p text:style-name="Standard">235it [01:21, <text:s/>3.27it/s][Step 235/ Epoch 57] <text:s/>Loss: 0.3709 <text:s/></text:p>
      <text:p text:style-name="Standard">40it [00:03, 10.40it/s]</text:p>
      <text:p text:style-name="Standard">acc: 83.163, 12.54it/s]</text:p>
      <text:p text:style-name="Standard">[*] best model saved</text:p>
      <text:p text:style-name="Standard"/>
      <text:p text:style-name="Standard">335it [01:58, <text:s/>3.24it/s][Step 335/ Epoch 57] <text:s/>Loss: 0.2160 <text:s/></text:p>
      <text:p text:style-name="Standard">40it [00:03, 10.20it/s]</text:p>
      <text:p text:style-name="Standard">acc: 83.483, 10.70it/s]</text:p>
      <text:p text:style-name="Standard">[*] best model saved</text:p>
      <text:p text:style-name="Standard"/>
      <text:p text:style-name="Standard">352it [02:08, <text:s/>2.75it/s]</text:p>
      <text:p text:style-name="Standard">83it [00:26, <text:s/>3.29it/s][Step 83/ Epoch 58] <text:s/>Loss: 0.3809 <text:s/></text:p>
      <text:p text:style-name="Standard">40it [00:04, <text:s/>9.47it/s]</text:p>
      <text:p text:style-name="Standard">acc: 83.144, 10.09it/s]</text:p>
      <text:p text:style-name="Standard">[*] best model saved</text:p>
      <text:p text:style-name="Standard"/>
      <text:p text:style-name="Standard">183it [01:02, <text:s/>3.19it/s][Step 183/ Epoch 58] <text:s/>Loss: 0.3153 <text:s/></text:p>
      <text:p text:style-name="Standard">40it [00:04, <text:s/>9.65it/s]</text:p>
      <text:p text:style-name="Standard"><text:soft-page-break/>acc: 82.864, 10.13it/s]</text:p>
      <text:p text:style-name="Standard">[*] best model saved</text:p>
      <text:p text:style-name="Standard"/>
      <text:p text:style-name="Standard">283it [01:40, <text:s/>2.92it/s][Step 283/ Epoch 58] <text:s/>Loss: 0.2684 <text:s/></text:p>
      <text:p text:style-name="Standard">40it [00:03, 10.11it/s]</text:p>
      <text:p text:style-name="Standard">acc: 83.563, 12.07it/s]</text:p>
      <text:p text:style-name="Standard">[*] best model saved</text:p>
      <text:p text:style-name="Standard"/>
      <text:p text:style-name="Standard">352it [02:05, <text:s/>2.79it/s]</text:p>
      <text:p text:style-name="Standard">31it [00:10, <text:s/>2.34it/s][Step 31/ Epoch 59] <text:s/>Loss: 0.3265 <text:s/></text:p>
      <text:p text:style-name="Standard">40it [00:03, 10.27it/s]</text:p>
      <text:p text:style-name="Standard">acc: 83.603, 10.62it/s]</text:p>
      <text:p text:style-name="Standard">[*] best model saved</text:p>
      <text:p text:style-name="Standard"/>
      <text:p text:style-name="Standard">131it [00:46, <text:s/>3.24it/s][Step 131/ Epoch 59] <text:s/>Loss: 0.3875 <text:s/></text:p>
      <text:p text:style-name="Standard">40it [00:04, <text:s/>9.39it/s]</text:p>
      <text:p text:style-name="Standard">acc: 83.784, <text:s/>9.98it/s]</text:p>
      <text:p text:style-name="Standard">[*] best model saved</text:p>
      <text:p text:style-name="Standard"/>
      <text:p text:style-name="Standard">231it [01:21, <text:s/>3.23it/s][Step 231/ Epoch 59] <text:s/>Loss: 0.2819 <text:s/></text:p>
      <text:p text:style-name="Standard">40it [00:04, 10.00it/s]</text:p>
      <text:p text:style-name="Standard">acc: 84.463, 10.59it/s]</text:p>
      <text:p text:style-name="Standard">[*] best model saved</text:p>
      <text:p text:style-name="Standard"/>
      <text:p text:style-name="Standard">331it [01:56, <text:s/>3.25it/s][Step 331/ Epoch 59] <text:s/>Loss: 0.3714 <text:s/></text:p>
      <text:p text:style-name="Standard">40it [00:04, <text:s/>9.77it/s]</text:p>
      <text:p text:style-name="Standard">acc: 83.464, 11.86it/s]</text:p>
      <text:p text:style-name="Standard">[*] best model saved</text:p>
      <text:p text:style-name="Standard"/>
      <text:p text:style-name="Standard">352it [02:08, <text:s/>2.73it/s]</text:p>
      <text:p text:style-name="Standard">79it [00:26, <text:s/>3.21it/s][Step 79/ Epoch 60] <text:s/>Loss: 0.2777 <text:s/></text:p>
      <text:p text:style-name="Standard">40it [00:04, <text:s/>9.43it/s]</text:p>
      <text:p text:style-name="Standard">acc: 84.264, 10.04it/s]</text:p>
      <text:p text:style-name="Standard">[*] best model saved</text:p>
      <text:p text:style-name="Standard"/>
      <text:p text:style-name="Standard">179it [01:06, <text:s/>2.89it/s][Step 179/ Epoch 60] <text:s/>Loss: 0.3592 <text:s/></text:p>
      <text:p text:style-name="Standard">40it [00:03, 10.23it/s]</text:p>
      <text:p text:style-name="Standard">acc: 84.263, 10.61it/s]</text:p>
      <text:p text:style-name="Standard">[*] best model saved</text:p>
      <text:p text:style-name="Standard"/>
      <text:p text:style-name="Standard">279it [01:41, <text:s/>3.21it/s][Step 279/ Epoch 60] <text:s/>Loss: 0.2239 <text:s/></text:p>
      <text:p text:style-name="Standard">40it [00:03, 10.18it/s]</text:p>
      <text:p text:style-name="Standard">acc: 83.863, 10.67it/s]</text:p>
      <text:p text:style-name="Standard">[*] best model saved</text:p>
      <text:p text:style-name="Standard"/>
      <text:p text:style-name="Standard">352it [02:09, <text:s/>2.71it/s]</text:p>
      <text:p text:style-name="Standard">27it [00:09, <text:s/>3.22it/s][Step 27/ Epoch 61] <text:s/>Loss: 0.2831 <text:s/></text:p>
      <text:p text:style-name="Standard">40it [00:04, <text:s/>9.41it/s]</text:p>
      <text:p text:style-name="Standard">acc: 83.564, 12.09it/s]</text:p>
      <text:p text:style-name="Standard">[*] best model saved</text:p>
      <text:p text:style-name="Standard"/>
      <text:p text:style-name="Standard">127it [00:46, <text:s/>3.23it/s][Step 127/ Epoch 61] <text:s/>Loss: 0.1749 <text:s/></text:p>
      <text:p text:style-name="Standard"><text:soft-page-break/>40it [00:04, <text:s/>9.58it/s]</text:p>
      <text:p text:style-name="Standard">acc: 84.084, 12.05it/s]</text:p>
      <text:p text:style-name="Standard">[*] best model saved</text:p>
      <text:p text:style-name="Standard"/>
      <text:p text:style-name="Standard">227it [01:21, <text:s/>3.29it/s][Step 227/ Epoch 61] <text:s/>Loss: 0.2413 <text:s/></text:p>
      <text:p text:style-name="Standard">40it [00:04, <text:s/>9.82it/s]</text:p>
      <text:p text:style-name="Standard">acc: 82.844, 12.08it/s]</text:p>
      <text:p text:style-name="Standard">[*] best model saved</text:p>
      <text:p text:style-name="Standard"/>
      <text:p text:style-name="Standard">327it [01:56, <text:s/>3.28it/s][Step 327/ Epoch 61] <text:s/>Loss: 0.2480 <text:s/></text:p>
      <text:p text:style-name="Standard">40it [00:04, <text:s/>9.77it/s]</text:p>
      <text:p text:style-name="Standard">acc: 83.804, 10.76it/s]</text:p>
      <text:p text:style-name="Standard">[*] best model saved</text:p>
      <text:p text:style-name="Standard"/>
      <text:p text:style-name="Standard">352it [02:08, <text:s/>2.74it/s]</text:p>
      <text:p text:style-name="Standard">75it [00:24, <text:s/>3.15it/s][Step 75/ Epoch 62] <text:s/>Loss: 0.1851 <text:s/></text:p>
      <text:p text:style-name="Standard">40it [00:04, <text:s/>9.44it/s]</text:p>
      <text:p text:style-name="Standard">acc: 84.144, 10.01it/s]</text:p>
      <text:p text:style-name="Standard">[*] best model saved</text:p>
      <text:p text:style-name="Standard"/>
      <text:p text:style-name="Standard">175it [01:00, <text:s/>3.24it/s][Step 175/ Epoch 62] <text:s/>Loss: 0.3770 <text:s/></text:p>
      <text:p text:style-name="Standard">40it [00:04, <text:s/>9.70it/s]</text:p>
      <text:p text:style-name="Standard">acc: 83.584, 12.12it/s]</text:p>
      <text:p text:style-name="Standard">[*] best model saved</text:p>
      <text:p text:style-name="Standard"/>
      <text:p text:style-name="Standard">275it [01:35, <text:s/>3.32it/s][Step 275/ Epoch 62] <text:s/>Loss: 0.2071 <text:s/></text:p>
      <text:p text:style-name="Standard">40it [00:04, <text:s/>9.63it/s]</text:p>
      <text:p text:style-name="Standard">acc: 84.464, 12.29it/s]</text:p>
      <text:p text:style-name="Standard">[*] best model saved</text:p>
      <text:p text:style-name="Standard"/>
      <text:p text:style-name="Standard">352it [02:04, <text:s/>2.83it/s]</text:p>
      <text:p text:style-name="Standard">23it [00:07, <text:s/>3.18it/s][Step 23/ Epoch 63] <text:s/>Loss: 0.2472 <text:s/></text:p>
      <text:p text:style-name="Standard">40it [00:04, <text:s/>9.47it/s]</text:p>
      <text:p text:style-name="Standard">acc: 84.204, 10.01it/s]</text:p>
      <text:p text:style-name="Standard">[*] best model saved</text:p>
      <text:p text:style-name="Standard"/>
      <text:p text:style-name="Standard">123it [00:44, <text:s/>3.18it/s][Step 123/ Epoch 63] <text:s/>Loss: 0.2897 <text:s/></text:p>
      <text:p text:style-name="Standard">40it [00:04, <text:s/>9.48it/s]</text:p>
      <text:p text:style-name="Standard">acc: 83.504, 11.81it/s]</text:p>
      <text:p text:style-name="Standard">[*] best model saved</text:p>
      <text:p text:style-name="Standard"/>
      <text:p text:style-name="Standard">223it [01:19, <text:s/>3.28it/s][Step 223/ Epoch 63] <text:s/>Loss: 0.2243 <text:s/></text:p>
      <text:p text:style-name="Standard">40it [00:04, <text:s/>9.37it/s]</text:p>
      <text:p text:style-name="Standard">acc: 83.224, 10.06it/s]</text:p>
      <text:p text:style-name="Standard">[*] best model saved</text:p>
      <text:p text:style-name="Standard"/>
      <text:p text:style-name="Standard">323it [01:56, <text:s/>3.28it/s][Step 323/ Epoch 63] <text:s/>Loss: 0.2300 <text:s/></text:p>
      <text:p text:style-name="Standard">40it [00:03, 10.22it/s]</text:p>
      <text:p text:style-name="Standard">acc: 84.503, 10.84it/s]</text:p>
      <text:p text:style-name="Standard">[*] best model saved</text:p>
      <text:p text:style-name="Standard"/>
      <text:p text:style-name="Standard">352it [02:09, <text:s/>2.71it/s]</text:p>
      <text:p text:style-name="Standard"><text:soft-page-break/>71it [00:22, <text:s/>3.19it/s][Step 71/ Epoch 64] <text:s/>Loss: 0.1341 <text:s/></text:p>
      <text:p text:style-name="Standard">40it [00:03, 10.19it/s]</text:p>
      <text:p text:style-name="Standard">acc: 83.923, 10.69it/s]</text:p>
      <text:p text:style-name="Standard">[*] best model saved</text:p>
      <text:p text:style-name="Standard"/>
      <text:p text:style-name="Standard">171it [00:57, <text:s/>3.22it/s][Step 171/ Epoch 64] <text:s/>Loss: 0.1643 <text:s/></text:p>
      <text:p text:style-name="Standard">40it [00:04, <text:s/>9.56it/s]</text:p>
      <text:p text:style-name="Standard">acc: 84.644, 12.13it/s]</text:p>
      <text:p text:style-name="Standard">[*] best model saved</text:p>
      <text:p text:style-name="Standard"/>
      <text:p text:style-name="Standard">271it [01:32, <text:s/>3.31it/s][Step 271/ Epoch 64] <text:s/>Loss: 0.1817 <text:s/></text:p>
      <text:p text:style-name="Standard">40it [00:04, <text:s/>9.42it/s]</text:p>
      <text:p text:style-name="Standard">acc: 84.084, 10.07it/s]</text:p>
      <text:p text:style-name="Standard">[*] best model saved</text:p>
      <text:p text:style-name="Standard"/>
      <text:p text:style-name="Standard">352it [02:03, <text:s/>2.85it/s]</text:p>
      <text:p text:style-name="Standard">19it [00:06, <text:s/>3.22it/s][Step 19/ Epoch 65] <text:s/>Loss: 0.1743 <text:s/></text:p>
      <text:p text:style-name="Standard">40it [00:04, <text:s/>9.93it/s]</text:p>
      <text:p text:style-name="Standard">acc: 83.663, 12.23it/s]</text:p>
      <text:p text:style-name="Standard">[*] best model saved</text:p>
      <text:p text:style-name="Standard"/>
      <text:p text:style-name="Standard">119it [00:43, <text:s/>3.19it/s][Step 119/ Epoch 65] <text:s/>Loss: 0.1872 <text:s/></text:p>
      <text:p text:style-name="Standard">40it [00:03, 10.21it/s]</text:p>
      <text:p text:style-name="Standard">acc: 84.043, 10.70it/s]</text:p>
      <text:p text:style-name="Standard">[*] best model saved</text:p>
      <text:p text:style-name="Standard"/>
      <text:p text:style-name="Standard">219it [01:19, <text:s/>3.25it/s][Step 219/ Epoch 65] <text:s/>Loss: 0.1652 <text:s/></text:p>
      <text:p text:style-name="Standard">40it [00:03, 10.14it/s]</text:p>
      <text:p text:style-name="Standard">acc: 84.303, 10.63it/s]</text:p>
      <text:p text:style-name="Standard">[*] best model saved</text:p>
      <text:p text:style-name="Standard"/>
      <text:p text:style-name="Standard">319it [01:58, <text:s/>3.30it/s][Step 319/ Epoch 65] <text:s/>Loss: 0.2524 <text:s/></text:p>
      <text:p text:style-name="Standard">40it [00:04, <text:s/>9.42it/s]</text:p>
      <text:p text:style-name="Standard">acc: 84.284, 10.11it/s]</text:p>
      <text:p text:style-name="Standard">[*] best model saved</text:p>
      <text:p text:style-name="Standard"/>
      <text:p text:style-name="Standard">352it [02:13, <text:s/>2.64it/s]</text:p>
      <text:p text:style-name="Standard">67it [00:23, <text:s/>3.20it/s][Step 67/ Epoch 66] <text:s/>Loss: 0.0967 <text:s/></text:p>
      <text:p text:style-name="Standard">40it [00:03, 10.14it/s]</text:p>
      <text:p text:style-name="Standard">acc: 84.483, 10.67it/s]</text:p>
      <text:p text:style-name="Standard">[*] best model saved</text:p>
      <text:p text:style-name="Standard"/>
      <text:p text:style-name="Standard">167it [00:58, <text:s/>3.23it/s][Step 167/ Epoch 66] <text:s/>Loss: 0.1480 <text:s/></text:p>
      <text:p text:style-name="Standard">40it [00:04, <text:s/>9.48it/s]</text:p>
      <text:p text:style-name="Standard">acc: 84.664, 12.31it/s]</text:p>
      <text:p text:style-name="Standard">[*] best model saved</text:p>
      <text:p text:style-name="Standard"/>
      <text:p text:style-name="Standard">267it [01:33, <text:s/>3.20it/s][Step 267/ Epoch 66] <text:s/>Loss: 0.2147 <text:s/></text:p>
      <text:p text:style-name="Standard">40it [00:04, <text:s/>9.47it/s]</text:p>
      <text:p text:style-name="Standard">acc: 83.824, <text:s/>9.87it/s]</text:p>
      <text:p text:style-name="Standard">[*] best model saved</text:p>
      <text:p text:style-name="Standard"/>
      <text:p text:style-name="Standard"><text:soft-page-break/>352it [02:05, <text:s/>2.80it/s]</text:p>
      <text:p text:style-name="Standard">15it [00:04, <text:s/>3.23it/s][Step 15/ Epoch 67] <text:s/>Loss: 0.2281 <text:s/></text:p>
      <text:p text:style-name="Standard">40it [00:03, 10.17it/s]</text:p>
      <text:p text:style-name="Standard">acc: 84.763, 10.67it/s]</text:p>
      <text:p text:style-name="Standard">[*] best model saved</text:p>
      <text:p text:style-name="Standard"/>
      <text:p text:style-name="Standard">115it [00:40, <text:s/>3.23it/s][Step 115/ Epoch 67] <text:s/>Loss: 0.1710 <text:s/></text:p>
      <text:p text:style-name="Standard">40it [00:04, <text:s/>9.47it/s]</text:p>
      <text:p text:style-name="Standard">acc: 84.424, 12.01it/s]</text:p>
      <text:p text:style-name="Standard">[*] best model saved</text:p>
      <text:p text:style-name="Standard"/>
      <text:p text:style-name="Standard">215it [01:15, <text:s/>3.20it/s][Step 215/ Epoch 67] <text:s/>Loss: 0.1660 <text:s/></text:p>
      <text:p text:style-name="Standard">40it [00:04, <text:s/>9.99it/s]</text:p>
      <text:p text:style-name="Standard">acc: 83.983, 12.17it/s]</text:p>
      <text:p text:style-name="Standard">[*] best model saved</text:p>
      <text:p text:style-name="Standard"/>
      <text:p text:style-name="Standard">315it [01:52, <text:s/>3.10it/s][Step 315/ Epoch 67] <text:s/>Loss: 0.1918 <text:s/></text:p>
      <text:p text:style-name="Standard">40it [00:04, <text:s/>9.92it/s]</text:p>
      <text:p text:style-name="Standard">acc: 84.144, 11.89it/s]</text:p>
      <text:p text:style-name="Standard">[*] best model saved</text:p>
      <text:p text:style-name="Standard"/>
      <text:p text:style-name="Standard">352it [02:07, <text:s/>2.76it/s]</text:p>
      <text:p text:style-name="Standard">63it [00:19, <text:s/>3.35it/s][Step 63/ Epoch 68] <text:s/>Loss: 0.1811 <text:s/></text:p>
      <text:p text:style-name="Standard">40it [00:04, <text:s/>9.69it/s]</text:p>
      <text:p text:style-name="Standard">acc: 83.904, 10.62it/s]</text:p>
      <text:p text:style-name="Standard">[*] best model saved</text:p>
      <text:p text:style-name="Standard"/>
      <text:p text:style-name="Standard">163it [00:57, <text:s/>3.27it/s][Step 163/ Epoch 68] <text:s/>Loss: 0.1590 <text:s/></text:p>
      <text:p text:style-name="Standard">40it [00:03, 10.39it/s]</text:p>
      <text:p text:style-name="Standard">acc: 84.323, 11.06it/s]</text:p>
      <text:p text:style-name="Standard">[*] best model saved</text:p>
      <text:p text:style-name="Standard"/>
      <text:p text:style-name="Standard">263it [01:32, <text:s/>3.33it/s][Step 263/ Epoch 68] <text:s/>Loss: 0.2944 <text:s/></text:p>
      <text:p text:style-name="Standard">40it [00:03, 10.12it/s]</text:p>
      <text:p text:style-name="Standard">acc: 82.083, 10.85it/s]</text:p>
      <text:p text:style-name="Standard">[*] best model saved</text:p>
      <text:p text:style-name="Standard"/>
      <text:p text:style-name="Standard">352it [02:03, <text:s/>2.86it/s]</text:p>
      <text:p text:style-name="Standard">11it [00:03, <text:s/>3.28it/s][Step 11/ Epoch 69] <text:s/>Loss: 0.2012 <text:s/></text:p>
      <text:p text:style-name="Standard">40it [00:03, 10.21it/s]</text:p>
      <text:p text:style-name="Standard">acc: 84.303, 12.25it/s]</text:p>
      <text:p text:style-name="Standard">[*] best model saved</text:p>
      <text:p text:style-name="Standard"/>
      <text:p text:style-name="Standard">111it [00:39, <text:s/>3.23it/s][Step 111/ Epoch 69] <text:s/>Loss: 0.1312 <text:s/></text:p>
      <text:p text:style-name="Standard">40it [00:03, 10.03it/s]</text:p>
      <text:p text:style-name="Standard">acc: 84.063, 10.60it/s]</text:p>
      <text:p text:style-name="Standard">[*] best model saved</text:p>
      <text:p text:style-name="Standard"/>
      <text:p text:style-name="Standard">211it [01:14, <text:s/>3.32it/s][Step 211/ Epoch 69] <text:s/>Loss: 0.2654 <text:s/></text:p>
      <text:p text:style-name="Standard">40it [00:03, 10.54it/s]</text:p>
      <text:p text:style-name="Standard">acc: 83.983, 11.10it/s]</text:p>
      <text:p text:style-name="Standard">[*] best model saved</text:p>
      <text:p text:style-name="Standard"><text:soft-page-break/></text:p>
      <text:p text:style-name="Standard">311it [01:49, <text:s/>3.21it/s][Step 311/ Epoch 69] <text:s/>Loss: 0.1670 <text:s/></text:p>
      <text:p text:style-name="Standard">40it [00:03, 10.02it/s]</text:p>
      <text:p text:style-name="Standard">acc: 84.403, 12.19it/s]</text:p>
      <text:p text:style-name="Standard">[*] best model saved</text:p>
      <text:p text:style-name="Standard"/>
      <text:p text:style-name="Standard">352it [02:06, <text:s/>2.77it/s]</text:p>
      <text:p text:style-name="Standard">59it [00:18, <text:s/>3.21it/s][Step 59/ Epoch 70] <text:s/>Loss: 0.1875 <text:s/></text:p>
      <text:p text:style-name="Standard">40it [00:03, 10.07it/s]</text:p>
      <text:p text:style-name="Standard">acc: 84.303, 10.63it/s]</text:p>
      <text:p text:style-name="Standard">[*] best model saved</text:p>
      <text:p text:style-name="Standard"/>
      <text:p text:style-name="Standard">159it [01:00, <text:s/>3.04it/s][Step 159/ Epoch 70] <text:s/>Loss: 0.1966 <text:s/></text:p>
      <text:p text:style-name="Standard">40it [00:04, <text:s/>9.42it/s]</text:p>
      <text:p text:style-name="Standard">acc: 84.684, 10.18it/s]</text:p>
      <text:p text:style-name="Standard">[*] best model saved</text:p>
      <text:p text:style-name="Standard"/>
      <text:p text:style-name="Standard">259it [01:37, <text:s/>2.99it/s][Step 259/ Epoch 70] <text:s/>Loss: 0.2369 <text:s/></text:p>
      <text:p text:style-name="Standard">40it [00:03, 10.21it/s]</text:p>
      <text:p text:style-name="Standard">acc: 84.343, 12.20it/s]</text:p>
      <text:p text:style-name="Standard">[*] best model saved</text:p>
      <text:p text:style-name="Standard"/>
      <text:p text:style-name="Standard">352it [02:11, <text:s/>2.68it/s]</text:p>
      <text:p text:style-name="Standard">7it [00:02, <text:s/>3.25it/s][Step 7/ Epoch 71] <text:s/>Loss: 0.1668 <text:s/></text:p>
      <text:p text:style-name="Standard">40it [00:04, <text:s/>9.46it/s]</text:p>
      <text:p text:style-name="Standard">acc: 84.004, 10.08it/s]</text:p>
      <text:p text:style-name="Standard">[*] best model saved</text:p>
      <text:p text:style-name="Standard"/>
      <text:p text:style-name="Standard">107it [00:38, <text:s/>3.20it/s][Step 107/ Epoch 71] <text:s/>Loss: 0.2083 <text:s/></text:p>
      <text:p text:style-name="Standard">40it [00:03, 10.30it/s]</text:p>
      <text:p text:style-name="Standard">acc: 84.603, 12.52it/s]</text:p>
      <text:p text:style-name="Standard">[*] best model saved</text:p>
      <text:p text:style-name="Standard"/>
      <text:p text:style-name="Standard">207it [01:13, <text:s/>3.21it/s][Step 207/ Epoch 71] <text:s/>Loss: 0.1180 <text:s/></text:p>
      <text:p text:style-name="Standard">40it [00:04, <text:s/>9.47it/s]</text:p>
      <text:p text:style-name="Standard">acc: 84.064, 10.00it/s]</text:p>
      <text:p text:style-name="Standard">[*] best model saved</text:p>
      <text:p text:style-name="Standard"/>
      <text:p text:style-name="Standard">307it [01:49, <text:s/>3.17it/s][Step 307/ Epoch 71] <text:s/>Loss: 0.4150 <text:s/></text:p>
      <text:p text:style-name="Standard">40it [00:03, 10.18it/s]</text:p>
      <text:p text:style-name="Standard">acc: 84.223, 12.23it/s]</text:p>
      <text:p text:style-name="Standard">[*] best model saved</text:p>
      <text:p text:style-name="Standard"/>
      <text:p text:style-name="Standard">352it [02:08, <text:s/>2.75it/s]</text:p>
      <text:p text:style-name="Standard">55it [00:18, <text:s/>3.19it/s][Step 55/ Epoch 72] <text:s/>Loss: 0.1484 <text:s/></text:p>
      <text:p text:style-name="Standard">40it [00:03, 10.03it/s]</text:p>
      <text:p text:style-name="Standard">acc: 84.343, 12.18it/s]</text:p>
      <text:p text:style-name="Standard">[*] best model saved</text:p>
      <text:p text:style-name="Standard"/>
      <text:p text:style-name="Standard">155it [00:55, <text:s/>3.21it/s][Step 155/ Epoch 72] <text:s/>Loss: 0.1659 <text:s/></text:p>
      <text:p text:style-name="Standard">40it [00:04, <text:s/>9.42it/s]</text:p>
      <text:p text:style-name="Standard">acc: 82.804, 12.12it/s]</text:p>
      <text:p text:style-name="Standard"><text:soft-page-break/>[*] best model saved</text:p>
      <text:p text:style-name="Standard"/>
      <text:p text:style-name="Standard">255it [01:32, <text:s/>3.27it/s][Step 255/ Epoch 72] <text:s/>Loss: 0.2019 <text:s/></text:p>
      <text:p text:style-name="Standard">40it [00:04, <text:s/>9.92it/s]</text:p>
      <text:p text:style-name="Standard">acc: 84.123, 10.58it/s]</text:p>
      <text:p text:style-name="Standard">[*] best model saved</text:p>
      <text:p text:style-name="Standard"/>
      <text:p text:style-name="Standard">352it [02:06, <text:s/>2.79it/s]</text:p>
      <text:p text:style-name="Standard">3it [00:01, <text:s/>2.85it/s][Step 3/ Epoch 73] <text:s/>Loss: 0.1193 <text:s/></text:p>
      <text:p text:style-name="Standard">40it [00:04, 10.00it/s]</text:p>
      <text:p text:style-name="Standard">acc: 84.203, 10.29it/s]</text:p>
      <text:p text:style-name="Standard">[*] best model saved</text:p>
      <text:p text:style-name="Standard"/>
      <text:p text:style-name="Standard">103it [00:38, <text:s/>3.18it/s][Step 103/ Epoch 73] <text:s/>Loss: 0.1734 <text:s/></text:p>
      <text:p text:style-name="Standard">40it [00:04, <text:s/>9.43it/s]</text:p>
      <text:p text:style-name="Standard">acc: 84.824, 10.10it/s]</text:p>
      <text:p text:style-name="Standard">[*] best model saved</text:p>
      <text:p text:style-name="Standard"/>
      <text:p text:style-name="Standard">203it [01:15, <text:s/>3.18it/s][Step 203/ Epoch 73] <text:s/>Loss: 0.3400 <text:s/></text:p>
      <text:p text:style-name="Standard">40it [00:04, <text:s/>9.60it/s]</text:p>
      <text:p text:style-name="Standard">acc: 83.764, 11.80it/s]</text:p>
      <text:p text:style-name="Standard">[*] best model saved</text:p>
      <text:p text:style-name="Standard"/>
      <text:p text:style-name="Standard">303it [01:50, <text:s/>3.27it/s][Step 303/ Epoch 73] <text:s/>Loss: 0.1162 <text:s/></text:p>
      <text:p text:style-name="Standard">40it [00:03, 10.08it/s]</text:p>
      <text:p text:style-name="Standard">acc: 84.783, 10.63it/s]</text:p>
      <text:p text:style-name="Standard">[*] best model saved</text:p>
      <text:p text:style-name="Standard"/>
      <text:p text:style-name="Standard">352it [02:09, <text:s/>2.72it/s]</text:p>
      <text:p text:style-name="Standard">51it [00:15, <text:s/>3.27it/s][Step 51/ Epoch 74] <text:s/>Loss: 0.1127 <text:s/></text:p>
      <text:p text:style-name="Standard">40it [00:03, 10.13it/s]</text:p>
      <text:p text:style-name="Standard">acc: 84.623, 10.63it/s]</text:p>
      <text:p text:style-name="Standard">[*] best model saved</text:p>
      <text:p text:style-name="Standard"/>
      <text:p text:style-name="Standard">151it [00:51, <text:s/>3.23it/s][Step 151/ Epoch 74] <text:s/>Loss: 0.1623 <text:s/></text:p>
      <text:p text:style-name="Standard">40it [00:04, <text:s/>9.45it/s]</text:p>
      <text:p text:style-name="Standard">acc: 84.724, 10.00it/s]</text:p>
      <text:p text:style-name="Standard">[*] best model saved</text:p>
      <text:p text:style-name="Standard"/>
      <text:p text:style-name="Standard">251it [01:26, <text:s/>3.22it/s][Step 251/ Epoch 74] <text:s/>Loss: 0.2633 <text:s/></text:p>
      <text:p text:style-name="Standard">40it [00:03, 10.16it/s]</text:p>
      <text:p text:style-name="Standard">acc: 84.303, 10.62it/s]</text:p>
      <text:p text:style-name="Standard">[*] best model saved</text:p>
      <text:p text:style-name="Standard"/>
      <text:p text:style-name="Standard">351it [02:01, <text:s/>3.32it/s][Step 351/ Epoch 74] <text:s/>Loss: 0.1257 <text:s/></text:p>
      <text:p text:style-name="Standard">40it [00:03, 10.12it/s]</text:p>
      <text:p text:style-name="Standard">acc: 84.823, 10.64it/s]</text:p>
      <text:p text:style-name="Standard">[*] best model saved</text:p>
      <text:p text:style-name="Standard"/>
      <text:p text:style-name="Standard">352it [02:05, <text:s/>2.80it/s]</text:p>
      <text:p text:style-name="Standard">99it [00:31, <text:s/>3.27it/s][Step 99/ Epoch 75] <text:s/>Loss: 0.1556 <text:s/></text:p>
      <text:p text:style-name="Standard">40it [00:03, 10.07it/s]</text:p>
      <text:p text:style-name="Standard"><text:soft-page-break/>acc: 84.543, 10.60it/s]</text:p>
      <text:p text:style-name="Standard">[*] best model saved</text:p>
      <text:p text:style-name="Standard"/>
      <text:p text:style-name="Standard">199it [01:10, <text:s/>3.21it/s][Step 199/ Epoch 75] <text:s/>Loss: 0.2585 <text:s/></text:p>
      <text:p text:style-name="Standard">40it [00:04, <text:s/>9.65it/s]</text:p>
      <text:p text:style-name="Standard">acc: 84.524, 10.26it/s]</text:p>
      <text:p text:style-name="Standard">[*] best model saved</text:p>
      <text:p text:style-name="Standard"/>
      <text:p text:style-name="Standard">299it [01:45, <text:s/>3.21it/s][Step 299/ Epoch 75] <text:s/>Loss: 0.1062 <text:s/></text:p>
      <text:p text:style-name="Standard">40it [00:03, 10.25it/s]</text:p>
      <text:p text:style-name="Standard">acc: 84.843, 12.24it/s]</text:p>
      <text:p text:style-name="Standard">[*] best model saved</text:p>
      <text:p text:style-name="Standard"/>
      <text:p text:style-name="Standard">352it [02:08, <text:s/>2.74it/s]</text:p>
      <text:p text:style-name="Standard">47it [00:14, <text:s/>3.24it/s][Step 47/ Epoch 76] <text:s/>Loss: 0.2166 <text:s/></text:p>
      <text:p text:style-name="Standard">40it [00:04, <text:s/>9.40it/s]</text:p>
      <text:p text:style-name="Standard">acc: 85.044, <text:s/>9.97it/s]</text:p>
      <text:p text:style-name="Standard">[*] best model saved</text:p>
      <text:p text:style-name="Standard"/>
      <text:p text:style-name="Standard">147it [00:50, <text:s/>3.23it/s][Step 147/ Epoch 76] <text:s/>Loss: 0.1113 <text:s/></text:p>
      <text:p text:style-name="Standard">40it [00:03, 10.10it/s]</text:p>
      <text:p text:style-name="Standard">acc: 83.263, 10.57it/s]</text:p>
      <text:p text:style-name="Standard">[*] best model saved</text:p>
      <text:p text:style-name="Standard"/>
      <text:p text:style-name="Standard">247it [01:26, <text:s/>2.40it/s][Step 247/ Epoch 76] <text:s/>Loss: 0.1705 <text:s/></text:p>
      <text:p text:style-name="Standard">40it [00:03, 10.28it/s]</text:p>
      <text:p text:style-name="Standard">acc: 84.763, 10.70it/s]</text:p>
      <text:p text:style-name="Standard">[*] best model saved</text:p>
      <text:p text:style-name="Standard"/>
      <text:p text:style-name="Standard">347it [02:01, <text:s/>3.24it/s][Step 347/ Epoch 76] <text:s/>Loss: 0.2579 <text:s/></text:p>
      <text:p text:style-name="Standard">40it [00:03, 10.13it/s]</text:p>
      <text:p text:style-name="Standard">acc: 84.083, 10.65it/s]</text:p>
      <text:p text:style-name="Standard">[*] best model saved</text:p>
      <text:p text:style-name="Standard"/>
      <text:p text:style-name="Standard">352it [02:07, <text:s/>2.75it/s]</text:p>
      <text:p text:style-name="Standard">95it [00:30, <text:s/>3.32it/s][Step 95/ Epoch 77] <text:s/>Loss: 0.1996 <text:s/></text:p>
      <text:p text:style-name="Standard">40it [00:03, 10.09it/s]</text:p>
      <text:p text:style-name="Standard">acc: 84.523, 10.67it/s]</text:p>
      <text:p text:style-name="Standard">[*] best model saved</text:p>
      <text:p text:style-name="Standard"/>
      <text:p text:style-name="Standard">195it [01:05, <text:s/>3.26it/s][Step 195/ Epoch 77] <text:s/>Loss: 0.3081 <text:s/></text:p>
      <text:p text:style-name="Standard">40it [00:03, 10.09it/s]</text:p>
      <text:p text:style-name="Standard">acc: 84.283, 10.67it/s]</text:p>
      <text:p text:style-name="Standard">[*] best model saved</text:p>
      <text:p text:style-name="Standard"/>
      <text:p text:style-name="Standard">295it [01:39, <text:s/>3.31it/s][Step 295/ Epoch 77] <text:s/>Loss: 0.1290 <text:s/></text:p>
      <text:p text:style-name="Standard">40it [00:04, <text:s/>9.41it/s]</text:p>
      <text:p text:style-name="Standard">acc: 83.484, 10.07it/s]</text:p>
      <text:p text:style-name="Standard">[*] best model saved</text:p>
      <text:p text:style-name="Standard"/>
      <text:p text:style-name="Standard">352it [02:01, <text:s/>2.89it/s]</text:p>
      <text:p text:style-name="Standard">43it [00:13, <text:s/>3.26it/s][Step 43/ Epoch 78] <text:s/>Loss: 0.2333 <text:s/></text:p>
      <text:p text:style-name="Standard"><text:soft-page-break/>40it [00:04, <text:s/>9.86it/s]</text:p>
      <text:p text:style-name="Standard">acc: 84.344, 12.09it/s]</text:p>
      <text:p text:style-name="Standard">[*] best model saved</text:p>
      <text:p text:style-name="Standard"/>
      <text:p text:style-name="Standard">143it [00:55, <text:s/>3.28it/s][Step 143/ Epoch 78] <text:s/>Loss: 0.1879 <text:s/></text:p>
      <text:p text:style-name="Standard">40it [00:04, <text:s/>9.70it/s]</text:p>
      <text:p text:style-name="Standard">acc: 84.084, 11.92it/s]</text:p>
      <text:p text:style-name="Standard">[*] best model saved</text:p>
      <text:p text:style-name="Standard"/>
      <text:p text:style-name="Standard">243it [01:32, <text:s/>3.24it/s][Step 243/ Epoch 78] <text:s/>Loss: 0.1146 <text:s/></text:p>
      <text:p text:style-name="Standard">40it [00:04, <text:s/>9.83it/s]</text:p>
      <text:p text:style-name="Standard">acc: 84.124, 12.20it/s]</text:p>
      <text:p text:style-name="Standard">[*] best model saved</text:p>
      <text:p text:style-name="Standard"/>
      <text:p text:style-name="Standard">343it [02:07, <text:s/>3.32it/s][Step 343/ Epoch 78] <text:s/>Loss: 0.1133 <text:s/></text:p>
      <text:p text:style-name="Standard">40it [00:04, <text:s/>9.54it/s]</text:p>
      <text:p text:style-name="Standard">acc: 84.544, 11.90it/s]</text:p>
      <text:p text:style-name="Standard">[*] best model saved</text:p>
      <text:p text:style-name="Standard"/>
      <text:p text:style-name="Standard">352it [02:14, <text:s/>2.62it/s]</text:p>
      <text:p text:style-name="Standard">91it [00:29, <text:s/>3.24it/s][Step 91/ Epoch 79] <text:s/>Loss: 0.0850 <text:s/></text:p>
      <text:p text:style-name="Standard">40it [00:04, <text:s/>9.25it/s]</text:p>
      <text:p text:style-name="Standard">acc: 84.284, <text:s/>9.88it/s]</text:p>
      <text:p text:style-name="Standard">[*] best model saved</text:p>
      <text:p text:style-name="Standard"/>
      <text:p text:style-name="Standard">191it [01:04, <text:s/>3.25it/s][Step 191/ Epoch 79] <text:s/>Loss: 0.1317 <text:s/></text:p>
      <text:p text:style-name="Standard">40it [00:04, <text:s/>9.16it/s]</text:p>
      <text:p text:style-name="Standard">acc: 84.624, <text:s/>8.56it/s]</text:p>
      <text:p text:style-name="Standard">[*] best model saved</text:p>
      <text:p text:style-name="Standard"/>
      <text:p text:style-name="Standard">291it [01:44, <text:s/>3.11it/s][Step 291/ Epoch 79] <text:s/>Loss: 0.2427 <text:s/></text:p>
      <text:p text:style-name="Standard">40it [00:03, 10.25it/s]</text:p>
      <text:p text:style-name="Standard">acc: 83.483, 10.67it/s]</text:p>
      <text:p text:style-name="Standard">[*] best model saved</text:p>
      <text:p text:style-name="Standard"/>
      <text:p text:style-name="Standard">352it [02:08, <text:s/>2.74it/s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3T09:00:26.015571177</meta:creation-date>
    <dc:date>2021-12-13T09:01:00.013261393</dc:date>
    <meta:editing-duration>PT34S</meta:editing-duration>
    <meta:editing-cycles>1</meta:editing-cycles>
    <meta:document-statistic meta:table-count="0" meta:image-count="0" meta:object-count="0" meta:page-count="29" meta:paragraph-count="1209" meta:word-count="5326" meta:character-count="37451" meta:non-whitespace-character-count="31926"/>
    <meta:generator>LibreOffice/6.4.7.2$Linux_X86_64 LibreOffice_project/40$Build-2</meta:generator>
  </office:meta>
</office:document-meta>
</file>